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8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38" table:formula="of:=SUM([$fdtd.C1:$fdtd.ZZ1]) / COUNT([$fdtd.C1:$fdtd.ZZ1])" office:value-type="float" office:value="4.885746" calcext:value-type="float">
            <text:p>4.885746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45" table:formula="of:=(1-[.D2]/[.C2])*100" office:value-type="float" office:value="-1.18956736415017" calcext:value-type="float">
            <text:p>-1.18956736415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4.034048" calcext:value-type="float">
            <text:p>4.034048</text:p>
          </table:table-cell>
          <table:table-cell table:formula="of:=SUM([$nw.C1:$nw.ZZ1]) / COUNT([$nw.C1:$nw.ZZ1])" office:value-type="float" office:value="4.127834" calcext:value-type="float">
            <text:p>4.127834</text:p>
          </table:table-cell>
          <table:table-cell table:style-name="ce48" table:formula="of:=[.J2]&gt;[.K2]" office:value-type="boolean" office:boolean-value="false" calcext:value-type="boolean">
            <text:p>FALSE</text:p>
          </table:table-cell>
          <table:table-cell table:style-name="ce45" table:formula="of:=(1-[.K2]/[.J2])*100" office:value-type="float" office:value="-2.3248607849981" calcext:value-type="float">
            <text:p>-2.32486078499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561882" calcext:value-type="float">
            <text:p>2.561882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0.749142168874484" calcext:value-type="float">
            <text:p>0.7491421688744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3.044398" calcext:value-type="float">
            <text:p>3.044398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45" table:formula="of:=(1-[.Y2]/[.X2])*100" office:value-type="float" office:value="1.16049806778451" calcext:value-type="float">
            <text:p>1.16049806778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8.830484" calcext:value-type="float">
            <text:p>8.830484</text:p>
          </table:table-cell>
          <table:table-cell table:formula="of:=[.C3]&gt;[.D3]" office:value-type="boolean" office:boolean-value="true" calcext:value-type="boolean">
            <text:p>TRUE</text:p>
          </table:table-cell>
          <table:table-cell table:formula="of:=(1-[.D3]/[.C3])*100" office:value-type="float" office:value="1.98354235150017" calcext:value-type="float">
            <text:p>1.983542351500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819996" calcext:value-type="float">
            <text:p>7.819996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7.0215623924395" calcext:value-type="float">
            <text:p>-7.02156239243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4.2943" calcext:value-type="float">
            <text:p>4.2943</text:p>
          </table:table-cell>
          <table:table-cell table:formula="of:=[.Q3]&gt;[.R3]" office:value-type="boolean" office:boolean-value="false" calcext:value-type="boolean">
            <text:p>FALSE</text:p>
          </table:table-cell>
          <table:table-cell table:formula="of:=(1-[.R3]/[.Q3])*100" office:value-type="float" office:value="-5.11986597296645" calcext:value-type="float">
            <text:p>-5.119865972966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837214" calcext:value-type="float">
            <text:p>5.837214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0.6543434006829" calcext:value-type="float">
            <text:p>0.65434340068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50974" calcext:value-type="float">
            <text:p>13.50974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0.714332573923215" calcext:value-type="float">
            <text:p>-0.714332573923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01026" calcext:value-type="float">
            <text:p>11.01026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0.622639285038629" calcext:value-type="float">
            <text:p>-0.6226392850386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53141" calcext:value-type="float">
            <text:p>5.53141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0.4522832540786" calcext:value-type="float">
            <text:p>-0.45228325407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285216" calcext:value-type="float">
            <text:p>9.285216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1.75520076431337" calcext:value-type="float">
            <text:p>-1.755200764313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7.23288" calcext:value-type="float">
            <text:p>17.23288</text:p>
          </table:table-cell>
          <table:table-cell table:formula="of:=[.C5]&gt;[.D5]" office:value-type="boolean" office:boolean-value="true" calcext:value-type="boolean">
            <text:p>TRUE</text:p>
          </table:table-cell>
          <table:table-cell table:formula="of:=(1-[.D5]/[.C5])*100" office:value-type="float" office:value="1.10198623808457" calcext:value-type="float">
            <text:p>1.101986238084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98006" calcext:value-type="float">
            <text:p>13.98006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1.16753303768555" calcext:value-type="float">
            <text:p>1.167533037685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811772" calcext:value-type="float">
            <text:p>7.811772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1.68733470134393" calcext:value-type="float">
            <text:p>1.687334701343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80144" calcext:value-type="float">
            <text:p>11.80144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3.91848149596177" calcext:value-type="float">
            <text:p>-3.91848149596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0.19438" calcext:value-type="float">
            <text:p>20.19438</text:p>
          </table:table-cell>
          <table:table-cell table:formula="of:=[.C6]&gt;[.D6]" office:value-type="boolean" office:boolean-value="true" calcext:value-type="boolean">
            <text:p>TRUE</text:p>
          </table:table-cell>
          <table:table-cell table:formula="of:=(1-[.D6]/[.C6])*100" office:value-type="float" office:value="0.697230599468834" calcext:value-type="float">
            <text:p>0.6972305994688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6039" calcext:value-type="float">
            <text:p>16.6039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1.35574289601417" calcext:value-type="float">
            <text:p>1.355742896014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48826" calcext:value-type="float">
            <text:p>9.48826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0.990570285190495" calcext:value-type="float">
            <text:p>-0.9905702851904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44208" calcext:value-type="float">
            <text:p>14.44208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2.08299905494933" calcext:value-type="float">
            <text:p>-2.082999054949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4.25944" calcext:value-type="float">
            <text:p>24.25944</text:p>
          </table:table-cell>
          <table:table-cell table:formula="of:=[.C7]&gt;[.D7]" office:value-type="boolean" office:boolean-value="false" calcext:value-type="boolean">
            <text:p>FALSE</text:p>
          </table:table-cell>
          <table:table-cell table:formula="of:=(1-[.D7]/[.C7])*100" office:value-type="float" office:value="-2.94542747951017" calcext:value-type="float">
            <text:p>-2.945427479510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9.13596" calcext:value-type="float">
            <text:p>19.13596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2.93838227931952" calcext:value-type="float">
            <text:p>2.938382279319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1.0489" calcext:value-type="float">
            <text:p>11.0489</text:p>
          </table:table-cell>
          <table:table-cell table:formula="of:=[.Q7]&gt;[.R7]" office:value-type="boolean" office:boolean-value="false" calcext:value-type="boolean">
            <text:p>FALSE</text:p>
          </table:table-cell>
          <table:table-cell table:formula="of:=(1-[.R7]/[.Q7])*100" office:value-type="float" office:value="-0.777293755381425" calcext:value-type="float">
            <text:p>-0.7772937553814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5.79378" calcext:value-type="float">
            <text:p>15.79378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6.59498063743872" calcext:value-type="float">
            <text:p>6.594980637438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7.58614" calcext:value-type="float">
            <text:p>27.58614</text:p>
          </table:table-cell>
          <table:table-cell table:formula="of:=[.C8]&gt;[.D8]" office:value-type="boolean" office:boolean-value="false" calcext:value-type="boolean">
            <text:p>FALSE</text:p>
          </table:table-cell>
          <table:table-cell table:formula="of:=(1-[.D8]/[.C8])*100" office:value-type="float" office:value="-1.39566271649754" calcext:value-type="float">
            <text:p>-1.39566271649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52318" calcext:value-type="float">
            <text:p>22.52318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1.84138680065145" calcext:value-type="float">
            <text:p>-1.841386800651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8786" calcext:value-type="float">
            <text:p>12.8786</text:p>
          </table:table-cell>
          <table:table-cell table:formula="of:=[.Q8]&gt;[.R8]" office:value-type="boolean" office:boolean-value="false" calcext:value-type="boolean">
            <text:p>FALSE</text:p>
          </table:table-cell>
          <table:table-cell table:formula="of:=(1-[.R8]/[.Q8])*100" office:value-type="float" office:value="-1.09672035789619" calcext:value-type="float">
            <text:p>-1.096720357896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8.39004" calcext:value-type="float">
            <text:p>18.39004</text:p>
          </table:table-cell>
          <table:table-cell table:formula="of:=[.X8]&gt;[.Y8]" office:value-type="boolean" office:boolean-value="true" calcext:value-type="boolean">
            <text:p>TRUE</text:p>
          </table:table-cell>
          <table:table-cell table:formula="of:=(1-[.Y8]/[.X8])*100" office:value-type="float" office:value="3.43221838659166" calcext:value-type="float">
            <text:p>3.432218386591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28.9748" calcext:value-type="float">
            <text:p>28.9748</text:p>
          </table:table-cell>
          <table:table-cell table:formula="of:=[.C9]&gt;[.D9]" office:value-type="boolean" office:boolean-value="true" calcext:value-type="boolean">
            <text:p>TRUE</text:p>
          </table:table-cell>
          <table:table-cell table:formula="of:=(1-[.D9]/[.C9])*100" office:value-type="float" office:value="2.27782765568371" calcext:value-type="float">
            <text:p>2.277827655683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4.44044" calcext:value-type="float">
            <text:p>24.44044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0.3988358216926" calcext:value-type="float">
            <text:p>-0.39883582169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53988" calcext:value-type="float">
            <text:p>14.53988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2.11946101979708" calcext:value-type="float">
            <text:p>2.119461019797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0.37348" calcext:value-type="float">
            <text:p>20.37348</text:p>
          </table:table-cell>
          <table:table-cell table:formula="of:=[.X9]&gt;[.Y9]" office:value-type="boolean" office:boolean-value="false" calcext:value-type="boolean">
            <text:p>FALSE</text:p>
          </table:table-cell>
          <table:table-cell table:formula="of:=(1-[.Y9]/[.X9])*100" office:value-type="float" office:value="-0.0855273144570568" calcext:value-type="float">
            <text:p>-0.0855273144570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2.78146" calcext:value-type="float">
            <text:p>32.78146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0.404110075737707" calcext:value-type="float">
            <text:p>-0.4041100757377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8.44358" calcext:value-type="float">
            <text:p>28.44358</text:p>
          </table:table-cell>
          <table:table-cell table:formula="of:=[.J10]&gt;[.K10]" office:value-type="boolean" office:boolean-value="false" calcext:value-type="boolean">
            <text:p>FALSE</text:p>
          </table:table-cell>
          <table:table-cell table:formula="of:=(1-[.K10]/[.J10])*100" office:value-type="float" office:value="-1.55033999373064" calcext:value-type="float">
            <text:p>-1.550339993730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78906" calcext:value-type="float">
            <text:p>15.78906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2.47357549822355" calcext:value-type="float">
            <text:p>2.473575498223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8362" calcext:value-type="float">
            <text:p>21.8362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3.86923236085246" calcext:value-type="float">
            <text:p>3.869232360852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67.2598" calcext:value-type="float">
            <text:p>167.2598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11.3795266645897" calcext:value-type="float">
            <text:p>11.379526664589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100.67244" calcext:value-type="float">
            <text:p>100.67244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7.5014760452022" calcext:value-type="float">
            <text:p>47.501476045202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9.50496" calcext:value-type="float">
            <text:p>39.50496</text:p>
          </table:table-cell>
          <table:table-cell table:formula="of:=[.Q11]&gt;[.R11]" office:value-type="boolean" office:boolean-value="false" calcext:value-type="boolean">
            <text:p>FALSE</text:p>
          </table:table-cell>
          <table:table-cell table:formula="of:=(1-[.R11]/[.Q11])*100" office:value-type="float" office:value="-0.381095353116701" calcext:value-type="float">
            <text:p>-0.38109535311670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4.6371" calcext:value-type="float">
            <text:p>24.6371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0.57839997126764" calcext:value-type="float">
            <text:p>0.578399971267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formula="of:=SUM([$fdtd.C11:$fdtd.ZZ11]) / COUNT([$fdtd.C11:$fdtd.ZZ11])" office:value-type="float" office:value="214.3474" calcext:value-type="float">
            <text:p>214.3474</text:p>
          </table:table-cell>
          <table:table-cell table:formula="of:=[.C12]&gt;[.D12]" office:value-type="boolean" office:boolean-value="false" calcext:value-type="boolean">
            <text:p>FALSE</text:p>
          </table:table-cell>
          <table:table-cell table:formula="of:=(1-[.D12]/[.C12])*100" office:value-type="float" office:value="-7.35416234690514" calcext:value-type="float">
            <text:p>-7.354162346905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294.619" calcext:value-type="float">
            <text:p>1294.619</text:p>
          </table:table-cell>
          <table:table-cell table:formula="of:=SUM([$nw.C11:$nw.ZZ11]) / COUNT([$nw.C11:$nw.ZZ11])" office:value-type="float" office:value="987.7842" calcext:value-type="float">
            <text:p>987.7842</text:p>
          </table:table-cell>
          <table:table-cell table:formula="of:=[.J12]&gt;[.K12]" office:value-type="boolean" office:boolean-value="true" calcext:value-type="boolean">
            <text:p>TRUE</text:p>
          </table:table-cell>
          <table:table-cell table:formula="of:=(1-[.K12]/[.J12])*100" office:value-type="float" office:value="23.700779920579" calcext:value-type="float">
            <text:p>23.7007799205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7385" calcext:value-type="float">
            <text:p>45.7385</text:p>
          </table:table-cell>
          <table:table-cell table:formula="of:=SUM([$ra.C11:$ra.ZZ11]) / COUNT([$ra.C11:$ra.ZZ11])" office:value-type="float" office:value="43.98264" calcext:value-type="float">
            <text:p>43.98264</text:p>
          </table:table-cell>
          <table:table-cell table:formula="of:=[.Q12]&gt;[.R12]" office:value-type="boolean" office:boolean-value="true" calcext:value-type="boolean">
            <text:p>TRUE</text:p>
          </table:table-cell>
          <table:table-cell table:formula="of:=(1-[.R12]/[.Q12])*100" office:value-type="float" office:value="3.83891032718606" calcext:value-type="float">
            <text:p>3.838910327186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formula="of:=SUM([$addvec.C11:$addvec.ZZ11]) / COUNT([$addvec.C11:$addvec.ZZ11])" office:value-type="float" office:value="27.90646" calcext:value-type="float">
            <text:p>27.90646</text:p>
          </table:table-cell>
          <table:table-cell table:formula="of:=[.X12]&gt;[.Y12]" office:value-type="boolean" office:boolean-value="true" calcext:value-type="boolean">
            <text:p>TRUE</text:p>
          </table:table-cell>
          <table:table-cell table:formula="of:=(1-[.Y12]/[.X12])*100" office:value-type="float" office:value="3.38801090804978" calcext:value-type="float">
            <text:p>3.388010908049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formula="of:=SUM([$fdtd.C12:$fdtd.ZZ12]) / COUNT([$fdtd.C12:$fdtd.ZZ12])" office:value-type="float" office:value="237.5966" calcext:value-type="float">
            <text:p>237.5966</text:p>
          </table:table-cell>
          <table:table-cell table:formula="of:=[.C13]&gt;[.D13]" office:value-type="boolean" office:boolean-value="false" calcext:value-type="boolean">
            <text:p>FALSE</text:p>
          </table:table-cell>
          <table:table-cell table:formula="of:=(1-[.D13]/[.C13])*100" office:value-type="float" office:value="-4.77648245850775" calcext:value-type="float">
            <text:p>-4.776482458507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072.985" calcext:value-type="float">
            <text:p>2072.985</text:p>
          </table:table-cell>
          <table:table-cell table:formula="of:=SUM([$nw.C12:$nw.ZZ12]) / COUNT([$nw.C12:$nw.ZZ12])" office:value-type="float" office:value="1738.576" calcext:value-type="float">
            <text:p>1738.576</text:p>
          </table:table-cell>
          <table:table-cell table:formula="of:=[.J13]&gt;[.K13]" office:value-type="boolean" office:boolean-value="true" calcext:value-type="boolean">
            <text:p>TRUE</text:p>
          </table:table-cell>
          <table:table-cell table:formula="of:=(1-[.K13]/[.J13])*100" office:value-type="float" office:value="16.1317616866499" calcext:value-type="float">
            <text:p>16.131761686649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3.51223" calcext:value-type="float">
            <text:p>73.51223</text:p>
          </table:table-cell>
          <table:table-cell table:formula="of:=SUM([$ra.C12:$ra.ZZ12]) / COUNT([$ra.C12:$ra.ZZ12])" office:value-type="float" office:value="68.94058" calcext:value-type="float">
            <text:p>68.94058</text:p>
          </table:table-cell>
          <table:table-cell table:formula="of:=[.Q13]&gt;[.R13]" office:value-type="boolean" office:boolean-value="true" calcext:value-type="boolean">
            <text:p>TRUE</text:p>
          </table:table-cell>
          <table:table-cell table:formula="of:=(1-[.R13]/[.Q13])*100" office:value-type="float" office:value="6.21889718214236" calcext:value-type="float">
            <text:p>6.2188971821423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formula="of:=SUM([$addvec.C12:$addvec.ZZ12]) / COUNT([$addvec.C12:$addvec.ZZ12])" office:value-type="float" office:value="31.9688" calcext:value-type="float">
            <text:p>31.9688</text:p>
          </table:table-cell>
          <table:table-cell table:formula="of:=[.X13]&gt;[.Y13]" office:value-type="boolean" office:boolean-value="true" calcext:value-type="boolean">
            <text:p>TRUE</text:p>
          </table:table-cell>
          <table:table-cell table:formula="of:=(1-[.Y13]/[.X13])*100" office:value-type="float" office:value="2.69780981197174" calcext:value-type="float">
            <text:p>2.697809811971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formula="of:=SUM([$fdtd.C13:$fdtd.ZZ13]) / COUNT([$fdtd.C13:$fdtd.ZZ13])" office:value-type="float" office:value="266.8882" calcext:value-type="float">
            <text:p>266.8882</text:p>
          </table:table-cell>
          <table:table-cell table:formula="of:=[.C14]&gt;[.D14]" office:value-type="boolean" office:boolean-value="false" calcext:value-type="boolean">
            <text:p>FALSE</text:p>
          </table:table-cell>
          <table:table-cell table:formula="of:=(1-[.D14]/[.C14])*100" office:value-type="float" office:value="-7.63834498223426" calcext:value-type="float">
            <text:p>-7.6383449822342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998.965" calcext:value-type="float">
            <text:p>2998.965</text:p>
          </table:table-cell>
          <table:table-cell table:formula="of:=SUM([$nw.C13:$nw.ZZ13]) / COUNT([$nw.C13:$nw.ZZ13])" office:value-type="float" office:value="2609.612" calcext:value-type="float">
            <text:p>2609.612</text:p>
          </table:table-cell>
          <table:table-cell table:formula="of:=[.J14]&gt;[.K14]" office:value-type="boolean" office:boolean-value="true" calcext:value-type="boolean">
            <text:p>TRUE</text:p>
          </table:table-cell>
          <table:table-cell table:formula="of:=(1-[.K14]/[.J14])*100" office:value-type="float" office:value="12.9829124381245" calcext:value-type="float">
            <text:p>12.982912438124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86.2069" calcext:value-type="float">
            <text:p>186.2069</text:p>
          </table:table-cell>
          <table:table-cell table:formula="of:=SUM([$ra.C13:$ra.ZZ13]) / COUNT([$ra.C13:$ra.ZZ13])" office:value-type="float" office:value="158.3852" calcext:value-type="float">
            <text:p>158.3852</text:p>
          </table:table-cell>
          <table:table-cell table:formula="of:=[.Q14]&gt;[.R14]" office:value-type="boolean" office:boolean-value="true" calcext:value-type="boolean">
            <text:p>TRUE</text:p>
          </table:table-cell>
          <table:table-cell table:formula="of:=(1-[.R14]/[.Q14])*100" office:value-type="float" office:value="14.9412830566429" calcext:value-type="float">
            <text:p>14.94128305664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formula="of:=SUM([$addvec.C13:$addvec.ZZ13]) / COUNT([$addvec.C13:$addvec.ZZ13])" office:value-type="float" office:value="37.05254" calcext:value-type="float">
            <text:p>37.05254</text:p>
          </table:table-cell>
          <table:table-cell table:formula="of:=[.X14]&gt;[.Y14]" office:value-type="boolean" office:boolean-value="false" calcext:value-type="boolean">
            <text:p>FALSE</text:p>
          </table:table-cell>
          <table:table-cell table:formula="of:=(1-[.Y14]/[.X14])*100" office:value-type="float" office:value="-3.74024439582099" calcext:value-type="float">
            <text:p>-3.740244395820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formula="of:=SUM([$fdtd.C14:$fdtd.ZZ14]) / COUNT([$fdtd.C14:$fdtd.ZZ14])" office:value-type="float" office:value="370.111" calcext:value-type="float">
            <text:p>370.111</text:p>
          </table:table-cell>
          <table:table-cell table:formula="of:=[.C15]&gt;[.D15]" office:value-type="boolean" office:boolean-value="true" calcext:value-type="boolean">
            <text:p>TRUE</text:p>
          </table:table-cell>
          <table:table-cell table:formula="of:=(1-[.D15]/[.C15])*100" office:value-type="float" office:value="25.9678352706274" calcext:value-type="float">
            <text:p>25.967835270627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815.054" calcext:value-type="float">
            <text:p>3815.054</text:p>
          </table:table-cell>
          <table:table-cell table:formula="of:=SUM([$nw.C14:$nw.ZZ14]) / COUNT([$nw.C14:$nw.ZZ14])" office:value-type="float" office:value="3555.188" calcext:value-type="float">
            <text:p>3555.188</text:p>
          </table:table-cell>
          <table:table-cell table:formula="of:=[.J15]&gt;[.K15]" office:value-type="boolean" office:boolean-value="true" calcext:value-type="boolean">
            <text:p>TRUE</text:p>
          </table:table-cell>
          <table:table-cell table:formula="of:=(1-[.K15]/[.J15])*100" office:value-type="float" office:value="6.8115942788752" calcext:value-type="float">
            <text:p>6.81159427887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633.4727" calcext:value-type="float">
            <text:p>633.4727</text:p>
          </table:table-cell>
          <table:table-cell table:formula="of:=SUM([$ra.C14:$ra.ZZ14]) / COUNT([$ra.C14:$ra.ZZ14])" office:value-type="float" office:value="325.1918" calcext:value-type="float">
            <text:p>325.1918</text:p>
          </table:table-cell>
          <table:table-cell table:formula="of:=[.Q15]&gt;[.R15]" office:value-type="boolean" office:boolean-value="true" calcext:value-type="boolean">
            <text:p>TRUE</text:p>
          </table:table-cell>
          <table:table-cell table:formula="of:=(1-[.R15]/[.Q15])*100" office:value-type="float" office:value="48.6652226686328" calcext:value-type="float">
            <text:p>48.66522266863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formula="of:=SUM([$addvec.C14:$addvec.ZZ14]) / COUNT([$addvec.C14:$addvec.ZZ14])" office:value-type="float" office:value="38.38672" calcext:value-type="float">
            <text:p>38.38672</text:p>
          </table:table-cell>
          <table:table-cell table:formula="of:=[.X15]&gt;[.Y15]" office:value-type="boolean" office:boolean-value="true" calcext:value-type="boolean">
            <text:p>TRUE</text:p>
          </table:table-cell>
          <table:table-cell table:formula="of:=(1-[.Y15]/[.X15])*100" office:value-type="float" office:value="0.29068566855498" calcext:value-type="float">
            <text:p>0.29068566855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formula="of:=SUM([$fdtd.C15:$fdtd.ZZ15]) / COUNT([$fdtd.C15:$fdtd.ZZ15])" office:value-type="float" office:value="404.9108" calcext:value-type="float">
            <text:p>404.9108</text:p>
          </table:table-cell>
          <table:table-cell table:formula="of:=[.C16]&gt;[.D16]" office:value-type="boolean" office:boolean-value="true" calcext:value-type="boolean">
            <text:p>TRUE</text:p>
          </table:table-cell>
          <table:table-cell table:formula="of:=(1-[.D16]/[.C16])*100" office:value-type="float" office:value="23.2148691795664" calcext:value-type="float">
            <text:p>23.21486917956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01.465" calcext:value-type="float">
            <text:p>4801.465</text:p>
          </table:table-cell>
          <table:table-cell table:formula="of:=SUM([$nw.C15:$nw.ZZ15]) / COUNT([$nw.C15:$nw.ZZ15])" office:value-type="float" office:value="4230.36" calcext:value-type="float">
            <text:p>4230.36</text:p>
          </table:table-cell>
          <table:table-cell table:formula="of:=[.J16]&gt;[.K16]" office:value-type="boolean" office:boolean-value="true" calcext:value-type="boolean">
            <text:p>TRUE</text:p>
          </table:table-cell>
          <table:table-cell table:formula="of:=(1-[.K16]/[.J16])*100" office:value-type="float" office:value="11.8943905662126" calcext:value-type="float">
            <text:p>11.89439056621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3719.693" calcext:value-type="float">
            <text:p>3719.693</text:p>
          </table:table-cell>
          <table:table-cell table:formula="of:=SUM([$ra.C15:$ra.ZZ15]) / COUNT([$ra.C15:$ra.ZZ15])" office:value-type="float" office:value="2055.33" calcext:value-type="float">
            <text:p>2055.33</text:p>
          </table:table-cell>
          <table:table-cell table:formula="of:=[.Q16]&gt;[.R16]" office:value-type="boolean" office:boolean-value="true" calcext:value-type="boolean">
            <text:p>TRUE</text:p>
          </table:table-cell>
          <table:table-cell table:formula="of:=(1-[.R16]/[.Q16])*100" office:value-type="float" office:value="44.7446334952912" calcext:value-type="float">
            <text:p>44.74463349529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formula="of:=SUM([$addvec.C15:$addvec.ZZ15]) / COUNT([$addvec.C15:$addvec.ZZ15])" office:value-type="float" office:value="41.1535" calcext:value-type="float">
            <text:p>41.1535</text:p>
          </table:table-cell>
          <table:table-cell table:formula="of:=[.X16]&gt;[.Y16]" office:value-type="boolean" office:boolean-value="true" calcext:value-type="boolean">
            <text:p>TRUE</text:p>
          </table:table-cell>
          <table:table-cell table:formula="of:=(1-[.Y16]/[.X16])*100" office:value-type="float" office:value="4.64871542738302" calcext:value-type="float">
            <text:p>4.648715427383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formula="of:=SUM([$fdtd.C16:$fdtd.ZZ16]) / COUNT([$fdtd.C16:$fdtd.ZZ16])" office:value-type="float" office:value="434.3732" calcext:value-type="float">
            <text:p>434.3732</text:p>
          </table:table-cell>
          <table:table-cell table:formula="of:=[.C17]&gt;[.D17]" office:value-type="boolean" office:boolean-value="true" calcext:value-type="boolean">
            <text:p>TRUE</text:p>
          </table:table-cell>
          <table:table-cell table:formula="of:=(1-[.D17]/[.C17])*100" office:value-type="float" office:value="23.871772807016" calcext:value-type="float">
            <text:p>23.8717728070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768.327" calcext:value-type="float">
            <text:p>5768.327</text:p>
          </table:table-cell>
          <table:table-cell table:formula="of:=SUM([$nw.C16:$nw.ZZ16]) / COUNT([$nw.C16:$nw.ZZ16])" office:value-type="float" office:value="5433.074" calcext:value-type="float">
            <text:p>5433.074</text:p>
          </table:table-cell>
          <table:table-cell table:formula="of:=[.J17]&gt;[.K17]" office:value-type="boolean" office:boolean-value="true" calcext:value-type="boolean">
            <text:p>TRUE</text:p>
          </table:table-cell>
          <table:table-cell table:formula="of:=(1-[.K17]/[.J17])*100" office:value-type="float" office:value="5.81196246329307" calcext:value-type="float">
            <text:p>5.8119624632930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6272.844" calcext:value-type="float">
            <text:p>6272.844</text:p>
          </table:table-cell>
          <table:table-cell table:formula="of:=SUM([$ra.C16:$ra.ZZ16]) / COUNT([$ra.C16:$ra.ZZ16])" office:value-type="float" office:value="8089.012" calcext:value-type="float">
            <text:p>8089.012</text:p>
          </table:table-cell>
          <table:table-cell table:formula="of:=[.Q17]&gt;[.R17]" office:value-type="boolean" office:boolean-value="false" calcext:value-type="boolean">
            <text:p>FALSE</text:p>
          </table:table-cell>
          <table:table-cell table:formula="of:=(1-[.R17]/[.Q17])*100" office:value-type="float" office:value="-28.952864123514" calcext:value-type="float">
            <text:p>-28.9528641235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formula="of:=SUM([$addvec.C16:$addvec.ZZ16]) / COUNT([$addvec.C16:$addvec.ZZ16])" office:value-type="float" office:value="44.0986" calcext:value-type="float">
            <text:p>44.0986</text:p>
          </table:table-cell>
          <table:table-cell table:formula="of:=[.X17]&gt;[.Y17]" office:value-type="boolean" office:boolean-value="true" calcext:value-type="boolean">
            <text:p>TRUE</text:p>
          </table:table-cell>
          <table:table-cell table:formula="of:=(1-[.Y17]/[.X17])*100" office:value-type="float" office:value="1.71399737405341" calcext:value-type="float">
            <text:p>1.713997374053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formula="of:=SUM([$fdtd.C17:$fdtd.ZZ17]) / COUNT([$fdtd.C17:$fdtd.ZZ17])" office:value-type="float" office:value="470.5144" calcext:value-type="float">
            <text:p>470.5144</text:p>
          </table:table-cell>
          <table:table-cell table:formula="of:=[.C18]&gt;[.D18]" office:value-type="boolean" office:boolean-value="true" calcext:value-type="boolean">
            <text:p>TRUE</text:p>
          </table:table-cell>
          <table:table-cell table:formula="of:=(1-[.D18]/[.C18])*100" office:value-type="float" office:value="22.9237556621867" calcext:value-type="float">
            <text:p>22.92375566218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6970.159" calcext:value-type="float">
            <text:p>6970.159</text:p>
          </table:table-cell>
          <table:table-cell table:formula="of:=SUM([$nw.C17:$nw.ZZ17]) / COUNT([$nw.C17:$nw.ZZ17])" office:value-type="float" office:value="7717.444" calcext:value-type="float">
            <text:p>7717.444</text:p>
          </table:table-cell>
          <table:table-cell table:formula="of:=[.J18]&gt;[.K18]" office:value-type="boolean" office:boolean-value="false" calcext:value-type="boolean">
            <text:p>FALSE</text:p>
          </table:table-cell>
          <table:table-cell table:formula="of:=(1-[.K18]/[.J18])*100" office:value-type="float" office:value="-10.7212044947612" calcext:value-type="float">
            <text:p>-10.721204494761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13006.59" calcext:value-type="float">
            <text:p>13006.59</text:p>
          </table:table-cell>
          <table:table-cell table:formula="of:=SUM([$ra.C17:$ra.ZZ17]) / COUNT([$ra.C17:$ra.ZZ17])" office:value-type="float" office:value="10476.534" calcext:value-type="float">
            <text:p>10476.534</text:p>
          </table:table-cell>
          <table:table-cell table:formula="of:=[.Q18]&gt;[.R18]" office:value-type="boolean" office:boolean-value="true" calcext:value-type="boolean">
            <text:p>TRUE</text:p>
          </table:table-cell>
          <table:table-cell table:formula="of:=(1-[.R18]/[.Q18])*100" office:value-type="float" office:value="19.4521085080717" calcext:value-type="float">
            <text:p>19.45210850807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formula="of:=SUM([$addvec.C17:$addvec.ZZ17]) / COUNT([$addvec.C17:$addvec.ZZ17])" office:value-type="float" office:value="49.06336" calcext:value-type="float">
            <text:p>49.06336</text:p>
          </table:table-cell>
          <table:table-cell table:formula="of:=[.X18]&gt;[.Y18]" office:value-type="boolean" office:boolean-value="false" calcext:value-type="boolean">
            <text:p>FALSE</text:p>
          </table:table-cell>
          <table:table-cell table:formula="of:=(1-[.Y18]/[.X18])*100" office:value-type="float" office:value="-2.41008317483749" calcext:value-type="float">
            <text:p>-2.41008317483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formula="of:=SUM([$fdtd.C18:$fdtd.ZZ18]) / COUNT([$fdtd.C18:$fdtd.ZZ18])" office:value-type="float" office:value="509.2804" calcext:value-type="float">
            <text:p>509.2804</text:p>
          </table:table-cell>
          <table:table-cell table:formula="of:=[.C19]&gt;[.D19]" office:value-type="boolean" office:boolean-value="true" calcext:value-type="boolean">
            <text:p>TRUE</text:p>
          </table:table-cell>
          <table:table-cell table:formula="of:=(1-[.D19]/[.C19])*100" office:value-type="float" office:value="20.0640893131792" calcext:value-type="float">
            <text:p>20.064089313179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8078.542" calcext:value-type="float">
            <text:p>8078.542</text:p>
          </table:table-cell>
          <table:table-cell table:formula="of:=SUM([$nw.C18:$nw.ZZ18]) / COUNT([$nw.C18:$nw.ZZ18])" office:value-type="float" office:value="9564.618" calcext:value-type="float">
            <text:p>9564.618</text:p>
          </table:table-cell>
          <table:table-cell table:formula="of:=[.J19]&gt;[.K19]" office:value-type="boolean" office:boolean-value="false" calcext:value-type="boolean">
            <text:p>FALSE</text:p>
          </table:table-cell>
          <table:table-cell table:formula="of:=(1-[.K19]/[.J19])*100" office:value-type="float" office:value="-18.395349061749" calcext:value-type="float">
            <text:p>-18.3953490617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17122.95" calcext:value-type="float">
            <text:p>17122.95</text:p>
          </table:table-cell>
          <table:table-cell table:formula="of:=SUM([$ra.C18:$ra.ZZ18]) / COUNT([$ra.C18:$ra.ZZ18])" office:value-type="float" office:value="15660.58" calcext:value-type="float">
            <text:p>15660.58</text:p>
          </table:table-cell>
          <table:table-cell table:formula="of:=[.Q19]&gt;[.R19]" office:value-type="boolean" office:boolean-value="true" calcext:value-type="boolean">
            <text:p>TRUE</text:p>
          </table:table-cell>
          <table:table-cell table:formula="of:=(1-[.R19]/[.Q19])*100" office:value-type="float" office:value="8.54040921686977" calcext:value-type="float">
            <text:p>8.5404092168697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formula="of:=SUM([$addvec.C18:$addvec.ZZ18]) / COUNT([$addvec.C18:$addvec.ZZ18])" office:value-type="float" office:value="51.32326" calcext:value-type="float">
            <text:p>51.32326</text:p>
          </table:table-cell>
          <table:table-cell table:formula="of:=[.X19]&gt;[.Y19]" office:value-type="boolean" office:boolean-value="false" calcext:value-type="boolean">
            <text:p>FALSE</text:p>
          </table:table-cell>
          <table:table-cell table:formula="of:=(1-[.Y19]/[.X19])*100" office:value-type="float" office:value="-2.16900251604051" calcext:value-type="float">
            <text:p>-2.169002516040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formula="of:=SUM([$fdtd.C19:$fdtd.ZZ19]) / COUNT([$fdtd.C19:$fdtd.ZZ19])" office:value-type="float" office:value="544.7494" calcext:value-type="float">
            <text:p>544.7494</text:p>
          </table:table-cell>
          <table:table-cell table:formula="of:=[.C20]&gt;[.D20]" office:value-type="boolean" office:boolean-value="true" calcext:value-type="boolean">
            <text:p>TRUE</text:p>
          </table:table-cell>
          <table:table-cell table:formula="of:=(1-[.D20]/[.C20])*100" office:value-type="float" office:value="18.9395631466335" calcext:value-type="float">
            <text:p>18.939563146633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9834.768" calcext:value-type="float">
            <text:p>9834.768</text:p>
          </table:table-cell>
          <table:table-cell table:formula="of:=SUM([$nw.C19:$nw.ZZ19]) / COUNT([$nw.C19:$nw.ZZ19])" office:value-type="float" office:value="13650.12" calcext:value-type="float">
            <text:p>13650.12</text:p>
          </table:table-cell>
          <table:table-cell table:formula="of:=[.J20]&gt;[.K20]" office:value-type="boolean" office:boolean-value="false" calcext:value-type="boolean">
            <text:p>FALSE</text:p>
          </table:table-cell>
          <table:table-cell table:formula="of:=(1-[.K20]/[.J20])*100" office:value-type="float" office:value="-38.7945297743678" calcext:value-type="float">
            <text:p>-38.794529774367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20476.35" calcext:value-type="float">
            <text:p>20476.35</text:p>
          </table:table-cell>
          <table:table-cell table:formula="of:=SUM([$ra.C19:$ra.ZZ19]) / COUNT([$ra.C19:$ra.ZZ19])" office:value-type="float" office:value="18483" calcext:value-type="float">
            <text:p>18483</text:p>
          </table:table-cell>
          <table:table-cell table:formula="of:=[.Q20]&gt;[.R20]" office:value-type="boolean" office:boolean-value="true" calcext:value-type="boolean">
            <text:p>TRUE</text:p>
          </table:table-cell>
          <table:table-cell table:formula="of:=(1-[.R20]/[.Q20])*100" office:value-type="float" office:value="9.73488927469983" calcext:value-type="float">
            <text:p>9.7348892746998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formula="of:=SUM([$addvec.C19:$addvec.ZZ19]) / COUNT([$addvec.C19:$addvec.ZZ19])" office:value-type="float" office:value="54.99732" calcext:value-type="float">
            <text:p>54.99732</text:p>
          </table:table-cell>
          <table:table-cell table:formula="of:=[.X20]&gt;[.Y20]" office:value-type="boolean" office:boolean-value="false" calcext:value-type="boolean">
            <text:p>FALSE</text:p>
          </table:table-cell>
          <table:table-cell table:formula="of:=(1-[.Y20]/[.X20])*100" office:value-type="float" office:value="-0.559025722058126" calcext:value-type="float">
            <text:p>-0.559025722058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formula="of:=SUM([$fdtd.C20:$fdtd.ZZ20]) / COUNT([$fdtd.C20:$fdtd.ZZ20])" office:value-type="float" office:value="571.5192" calcext:value-type="float">
            <text:p>571.5192</text:p>
          </table:table-cell>
          <table:table-cell table:formula="of:=[.C21]&gt;[.D21]" office:value-type="boolean" office:boolean-value="true" calcext:value-type="boolean">
            <text:p>TRUE</text:p>
          </table:table-cell>
          <table:table-cell table:formula="of:=(1-[.D21]/[.C21])*100" office:value-type="float" office:value="18.5248460221217" calcext:value-type="float">
            <text:p>18.52484602212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1889.88" calcext:value-type="float">
            <text:p>11889.88</text:p>
          </table:table-cell>
          <table:table-cell table:formula="of:=SUM([$nw.C20:$nw.ZZ20]) / COUNT([$nw.C20:$nw.ZZ20])" office:value-type="float" office:value="14553.7" calcext:value-type="float">
            <text:p>14553.7</text:p>
          </table:table-cell>
          <table:table-cell table:formula="of:=[.J21]&gt;[.K21]" office:value-type="boolean" office:boolean-value="false" calcext:value-type="boolean">
            <text:p>FALSE</text:p>
          </table:table-cell>
          <table:table-cell table:formula="of:=(1-[.K21]/[.J21])*100" office:value-type="float" office:value="-22.4040949109663" calcext:value-type="float">
            <text:p>-22.40409491096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24018.65" calcext:value-type="float">
            <text:p>24018.65</text:p>
          </table:table-cell>
          <table:table-cell table:formula="of:=SUM([$ra.C20:$ra.ZZ20]) / COUNT([$ra.C20:$ra.ZZ20])" office:value-type="float" office:value="23280.84" calcext:value-type="float">
            <text:p>23280.84</text:p>
          </table:table-cell>
          <table:table-cell table:formula="of:=[.Q21]&gt;[.R21]" office:value-type="boolean" office:boolean-value="true" calcext:value-type="boolean">
            <text:p>TRUE</text:p>
          </table:table-cell>
          <table:table-cell table:formula="of:=(1-[.R21]/[.Q21])*100" office:value-type="float" office:value="3.07182127221972" calcext:value-type="float">
            <text:p>3.0718212722197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formula="of:=SUM([$addvec.C20:$addvec.ZZ20]) / COUNT([$addvec.C20:$addvec.ZZ20])" office:value-type="float" office:value="57.74442" calcext:value-type="float">
            <text:p>57.74442</text:p>
          </table:table-cell>
          <table:table-cell table:formula="of:=[.X21]&gt;[.Y21]" office:value-type="boolean" office:boolean-value="false" calcext:value-type="boolean">
            <text:p>FALSE</text:p>
          </table:table-cell>
          <table:table-cell table:formula="of:=(1-[.Y21]/[.X21])*100" office:value-type="float" office:value="-1.22184380389707" calcext:value-type="float">
            <text:p>-1.221843803897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5.56634" calcext:value-type="float">
            <text:p>35.56634</text:p>
          </table:table-cell>
          <table:table-cell table:formula="of:=[.C22]&gt;[.D22]" office:value-type="boolean" office:boolean-value="true" calcext:value-type="boolean">
            <text:p>TRUE</text:p>
          </table:table-cell>
          <table:table-cell table:formula="of:=(1-[.D22]/[.C22])*100" office:value-type="float" office:value="0.530484097503015" calcext:value-type="float">
            <text:p>0.5304840975030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30.87926" calcext:value-type="float">
            <text:p>30.87926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4.13912349044396" calcext:value-type="float">
            <text:p>-4.139123490443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30746" calcext:value-type="float">
            <text:p>17.30746</text:p>
          </table:table-cell>
          <table:table-cell table:formula="of:=[.Q22]&gt;[.R22]" office:value-type="boolean" office:boolean-value="true" calcext:value-type="boolean">
            <text:p>TRUE</text:p>
          </table:table-cell>
          <table:table-cell table:formula="of:=(1-[.R22]/[.Q22])*100" office:value-type="float" office:value="0.635201313576128" calcext:value-type="float">
            <text:p>0.6352013135761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3.59876" calcext:value-type="float">
            <text:p>23.59876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3.24360072439908" calcext:value-type="float">
            <text:p>3.243600724399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8.27312" calcext:value-type="float">
            <text:p>68.27312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1.52055284611841" calcext:value-type="float">
            <text:p>-1.520552846118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4.29222" calcext:value-type="float">
            <text:p>54.29222</text:p>
          </table:table-cell>
          <table:table-cell table:formula="of:=[.J23]&gt;[.K23]" office:value-type="boolean" office:boolean-value="true" calcext:value-type="boolean">
            <text:p>TRUE</text:p>
          </table:table-cell>
          <table:table-cell table:formula="of:=(1-[.K23]/[.J23])*100" office:value-type="float" office:value="2.76336680388608" calcext:value-type="float">
            <text:p>2.7633668038860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3.33304" calcext:value-type="float">
            <text:p>33.33304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3.33432845167338" calcext:value-type="float">
            <text:p>-3.334328451673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3.31748" calcext:value-type="float">
            <text:p>43.31748</text:p>
          </table:table-cell>
          <table:table-cell table:formula="of:=[.X23]&gt;[.Y23]" office:value-type="boolean" office:boolean-value="false" calcext:value-type="boolean">
            <text:p>FALSE</text:p>
          </table:table-cell>
          <table:table-cell table:formula="of:=(1-[.Y23]/[.X23])*100" office:value-type="float" office:value="-1.3384613765006" calcext:value-type="float">
            <text:p>-1.33846137650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8.90598" calcext:value-type="float">
            <text:p>98.90598</text:p>
          </table:table-cell>
          <table:table-cell table:formula="of:=[.C24]&gt;[.D24]" office:value-type="boolean" office:boolean-value="false" calcext:value-type="boolean">
            <text:p>FALSE</text:p>
          </table:table-cell>
          <table:table-cell table:formula="of:=(1-[.D24]/[.C24])*100" office:value-type="float" office:value="-2.01609363871675" calcext:value-type="float">
            <text:p>-2.016093638716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9.65734" calcext:value-type="float">
            <text:p>79.65734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1.33700360416085" calcext:value-type="float">
            <text:p>-1.3370036041608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7.84132" calcext:value-type="float">
            <text:p>47.84132</text:p>
          </table:table-cell>
          <table:table-cell table:formula="of:=[.Q24]&gt;[.R24]" office:value-type="boolean" office:boolean-value="false" calcext:value-type="boolean">
            <text:p>FALSE</text:p>
          </table:table-cell>
          <table:table-cell table:formula="of:=(1-[.R24]/[.Q24])*100" office:value-type="float" office:value="-0.948795431771021" calcext:value-type="float">
            <text:p>-0.94879543177102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2.8265" calcext:value-type="float">
            <text:p>62.8265</text:p>
          </table:table-cell>
          <table:table-cell table:formula="of:=[.X24]&gt;[.Y24]" office:value-type="boolean" office:boolean-value="false" calcext:value-type="boolean">
            <text:p>FALSE</text:p>
          </table:table-cell>
          <table:table-cell table:formula="of:=(1-[.Y24]/[.X24])*100" office:value-type="float" office:value="-1.92341479819644" calcext:value-type="float">
            <text:p>-1.923414798196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7.0546" calcext:value-type="float">
            <text:p>127.0546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483427037137396" calcext:value-type="float">
            <text:p>0.48342703713739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3.604" calcext:value-type="float">
            <text:p>103.604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1.64808750031884" calcext:value-type="float">
            <text:p>-1.6480875003188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61.13754" calcext:value-type="float">
            <text:p>61.13754</text:p>
          </table:table-cell>
          <table:table-cell table:formula="of:=[.Q25]&gt;[.R25]" office:value-type="boolean" office:boolean-value="false" calcext:value-type="boolean">
            <text:p>FALSE</text:p>
          </table:table-cell>
          <table:table-cell table:formula="of:=(1-[.R25]/[.Q25])*100" office:value-type="float" office:value="-0.52014775116167" calcext:value-type="float">
            <text:p>-0.520147751161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77488" calcext:value-type="float">
            <text:p>80.77488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0.0996970918562878" calcext:value-type="float">
            <text:p>-0.0996970918562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8.2484" calcext:value-type="float">
            <text:p>158.2484</text:p>
          </table:table-cell>
          <table:table-cell table:formula="of:=[.C26]&gt;[.D26]" office:value-type="boolean" office:boolean-value="false" calcext:value-type="boolean">
            <text:p>FALSE</text:p>
          </table:table-cell>
          <table:table-cell table:formula="of:=(1-[.D26]/[.C26])*100" office:value-type="float" office:value="-0.452341626474739" calcext:value-type="float">
            <text:p>-0.4523416264747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8988" calcext:value-type="float">
            <text:p>125.8988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710660873015367" calcext:value-type="float">
            <text:p>-0.7106608730153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82898" calcext:value-type="float">
            <text:p>74.82898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0.405464291484947" calcext:value-type="float">
            <text:p>0.4054642914849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9.5317" calcext:value-type="float">
            <text:p>99.5317</text:p>
          </table:table-cell>
          <table:table-cell table:formula="of:=[.X26]&gt;[.Y26]" office:value-type="boolean" office:boolean-value="false" calcext:value-type="boolean">
            <text:p>FALSE</text:p>
          </table:table-cell>
          <table:table-cell table:formula="of:=(1-[.Y26]/[.X26])*100" office:value-type="float" office:value="-0.109119389728019" calcext:value-type="float">
            <text:p>-0.1091193897280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692" calcext:value-type="float">
            <text:p>188.692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601054611158236" calcext:value-type="float">
            <text:p>0.60105461115823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9.9906" calcext:value-type="float">
            <text:p>149.9906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2.01256193400734" calcext:value-type="float">
            <text:p>-2.0125619340073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90.1775" calcext:value-type="float">
            <text:p>90.1775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1.43608365323107" calcext:value-type="float">
            <text:p>-1.436083653231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8.2738" calcext:value-type="float">
            <text:p>118.2738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0262880066675186" calcext:value-type="float">
            <text:p>0.0262880066675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7.1862" calcext:value-type="float">
            <text:p>217.1862</text:p>
          </table:table-cell>
          <table:table-cell table:formula="of:=[.C28]&gt;[.D28]" office:value-type="boolean" office:boolean-value="false" calcext:value-type="boolean">
            <text:p>FALSE</text:p>
          </table:table-cell>
          <table:table-cell table:formula="of:=(1-[.D28]/[.C28])*100" office:value-type="float" office:value="-0.681217541340096" calcext:value-type="float">
            <text:p>-0.68121754134009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70.697" calcext:value-type="float">
            <text:p>170.697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0.139935250695877" calcext:value-type="float">
            <text:p>0.13993525069587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0902" calcext:value-type="float">
            <text:p>105.0902</text:p>
          </table:table-cell>
          <table:table-cell table:formula="of:=[.Q28]&gt;[.R28]" office:value-type="boolean" office:boolean-value="true" calcext:value-type="boolean">
            <text:p>TRUE</text:p>
          </table:table-cell>
          <table:table-cell table:formula="of:=(1-[.R28]/[.Q28])*100" office:value-type="float" office:value="0.0245443129495038" calcext:value-type="float">
            <text:p>0.02454431294950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8.543" calcext:value-type="float">
            <text:p>138.543</text:p>
          </table:table-cell>
          <table:table-cell table:formula="of:=[.X28]&gt;[.Y28]" office:value-type="boolean" office:boolean-value="false" calcext:value-type="boolean">
            <text:p>FALSE</text:p>
          </table:table-cell>
          <table:table-cell table:formula="of:=(1-[.Y28]/[.X28])*100" office:value-type="float" office:value="-1.38121041597299" calcext:value-type="float">
            <text:p>-1.381210415972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5.6654" calcext:value-type="float">
            <text:p>245.6654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0994208329021085" calcext:value-type="float">
            <text:p>-0.09942083290210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2.6988" calcext:value-type="float">
            <text:p>192.6988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854447557232851" calcext:value-type="float">
            <text:p>0.85444755723285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22.4838" calcext:value-type="float">
            <text:p>122.4838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1.79735574445734" calcext:value-type="float">
            <text:p>-1.7973557444573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6.929" calcext:value-type="float">
            <text:p>156.929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0.567727762393866" calcext:value-type="float">
            <text:p>-0.56772776239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4.6436" calcext:value-type="float">
            <text:p>274.6436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835650170784008" calcext:value-type="float">
            <text:p>0.83565017078400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4.4206" calcext:value-type="float">
            <text:p>214.4206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96293210238636" calcext:value-type="float">
            <text:p>0.962932102386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9982" calcext:value-type="float">
            <text:p>133.9982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11841008074455" calcext:value-type="float">
            <text:p>1.1184100807445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6.3322" calcext:value-type="float">
            <text:p>176.3322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770009737988664" calcext:value-type="float">
            <text:p>-0.77000973798866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477.706" calcext:value-type="float">
            <text:p>1477.706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13.2814874890406" calcext:value-type="float">
            <text:p>13.2814874890406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87.3988" calcext:value-type="float">
            <text:p>487.3988</text:p>
          </table:table-cell>
          <table:table-cell table:formula="of:=[.J31]&gt;[.K31]" office:value-type="boolean" office:boolean-value="false" calcext:value-type="boolean">
            <text:p>FALSE</text:p>
          </table:table-cell>
          <table:table-cell table:formula="of:=(1-[.K31]/[.J31])*100" office:value-type="float" office:value="-3.22965159377318" calcext:value-type="float">
            <text:p>-3.22965159377318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3.1972" calcext:value-type="float">
            <text:p>193.1972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5.3767344845243" calcext:value-type="float">
            <text:p>15.376734484524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7.9034" calcext:value-type="float">
            <text:p>197.9034</text:p>
          </table:table-cell>
          <table:table-cell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0.263573798647754" calcext:value-type="float">
            <text:p>0.2635737986477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formula="of:=SUM([$fdtd.C31:$fdtd.ZZ31]) / COUNT([$fdtd.C31:$fdtd.ZZ31])" office:value-type="float" office:value="1815.29" calcext:value-type="float">
            <text:p>1815.29</text:p>
          </table:table-cell>
          <table:table-cell table:formula="of:=[.C32]&gt;[.D32]" office:value-type="boolean" office:boolean-value="true" calcext:value-type="boolean">
            <text:p>TRUE</text:p>
          </table:table-cell>
          <table:table-cell table:formula="of:=(1-[.D32]/[.C32])*100" office:value-type="float" office:value="4.37875345616902" calcext:value-type="float">
            <text:p>4.3787534561690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419.62" calcext:value-type="float">
            <text:p>6419.62</text:p>
          </table:table-cell>
          <table:table-cell table:formula="of:=SUM([$nw.C31:$nw.ZZ31]) / COUNT([$nw.C31:$nw.ZZ31])" office:value-type="float" office:value="8002.91" calcext:value-type="float">
            <text:p>8002.91</text:p>
          </table:table-cell>
          <table:table-cell table:formula="of:=[.J32]&gt;[.K32]" office:value-type="boolean" office:boolean-value="false" calcext:value-type="boolean">
            <text:p>FALSE</text:p>
          </table:table-cell>
          <table:table-cell table:formula="of:=(1-[.K32]/[.J32])*100" office:value-type="float" office:value="-24.6632978275973" calcext:value-type="float">
            <text:p>-24.663297827597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390.7965" calcext:value-type="float">
            <text:p>390.7965</text:p>
          </table:table-cell>
          <table:table-cell table:formula="of:=SUM([$ra.C31:$ra.ZZ31]) / COUNT([$ra.C31:$ra.ZZ31])" office:value-type="float" office:value="395.1136" calcext:value-type="float">
            <text:p>395.1136</text:p>
          </table:table-cell>
          <table:table-cell table:formula="of:=[.Q32]&gt;[.R32]" office:value-type="boolean" office:boolean-value="false" calcext:value-type="boolean">
            <text:p>FALSE</text:p>
          </table:table-cell>
          <table:table-cell table:formula="of:=(1-[.R32]/[.Q32])*100" office:value-type="float" office:value="-1.10469259576276" calcext:value-type="float">
            <text:p>-1.1046925957627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formula="of:=SUM([$addvec.C31:$addvec.ZZ31]) / COUNT([$addvec.C31:$addvec.ZZ31])" office:value-type="float" office:value="233.3698" calcext:value-type="float">
            <text:p>233.3698</text:p>
          </table:table-cell>
          <table:table-cell table:formula="of:=[.X32]&gt;[.Y32]" office:value-type="boolean" office:boolean-value="false" calcext:value-type="boolean">
            <text:p>FALSE</text:p>
          </table:table-cell>
          <table:table-cell table:formula="of:=(1-[.Y32]/[.X32])*100" office:value-type="float" office:value="-1.03756581388412" calcext:value-type="float">
            <text:p>-1.037565813884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formula="of:=SUM([$fdtd.C32:$fdtd.ZZ32]) / COUNT([$fdtd.C32:$fdtd.ZZ32])" office:value-type="float" office:value="2143.726" calcext:value-type="float">
            <text:p>2143.726</text:p>
          </table:table-cell>
          <table:table-cell table:formula="of:=[.C33]&gt;[.D33]" office:value-type="boolean" office:boolean-value="false" calcext:value-type="boolean">
            <text:p>FALSE</text:p>
          </table:table-cell>
          <table:table-cell table:formula="of:=(1-[.D33]/[.C33])*100" office:value-type="float" office:value="-3.69940742532349" calcext:value-type="float">
            <text:p>-3.6994074253234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1426.84" calcext:value-type="float">
            <text:p>21426.84</text:p>
          </table:table-cell>
          <table:table-cell table:formula="of:=SUM([$nw.C32:$nw.ZZ32]) / COUNT([$nw.C32:$nw.ZZ32])" office:value-type="float" office:value="32093.56" calcext:value-type="float">
            <text:p>32093.56</text:p>
          </table:table-cell>
          <table:table-cell table:formula="of:=[.J33]&gt;[.K33]" office:value-type="boolean" office:boolean-value="false" calcext:value-type="boolean">
            <text:p>FALSE</text:p>
          </table:table-cell>
          <table:table-cell table:formula="of:=(1-[.K33]/[.J33])*100" office:value-type="float" office:value="-49.7820490562304" calcext:value-type="float">
            <text:p>-49.782049056230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501.5376" calcext:value-type="float">
            <text:p>501.5376</text:p>
          </table:table-cell>
          <table:table-cell table:formula="of:=SUM([$ra.C32:$ra.ZZ32]) / COUNT([$ra.C32:$ra.ZZ32])" office:value-type="float" office:value="459.73" calcext:value-type="float">
            <text:p>459.73</text:p>
          </table:table-cell>
          <table:table-cell table:formula="of:=[.Q33]&gt;[.R33]" office:value-type="boolean" office:boolean-value="true" calcext:value-type="boolean">
            <text:p>TRUE</text:p>
          </table:table-cell>
          <table:table-cell table:formula="of:=(1-[.R33]/[.Q33])*100" office:value-type="float" office:value="8.33588548495666" calcext:value-type="float">
            <text:p>8.3358854849566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formula="of:=SUM([$addvec.C32:$addvec.ZZ32]) / COUNT([$addvec.C32:$addvec.ZZ32])" office:value-type="float" office:value="268.2114" calcext:value-type="float">
            <text:p>268.2114</text:p>
          </table:table-cell>
          <table:table-cell table:formula="of:=[.X33]&gt;[.Y33]" office:value-type="boolean" office:boolean-value="true" calcext:value-type="boolean">
            <text:p>TRUE</text:p>
          </table:table-cell>
          <table:table-cell table:formula="of:=(1-[.Y33]/[.X33])*100" office:value-type="float" office:value="0.658949111172424" calcext:value-type="float">
            <text:p>0.658949111172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formula="of:=SUM([$fdtd.C33:$fdtd.ZZ33]) / COUNT([$fdtd.C33:$fdtd.ZZ33])" office:value-type="float" office:value="2352.144" calcext:value-type="float">
            <text:p>2352.144</text:p>
          </table:table-cell>
          <table:table-cell table:formula="of:=[.C34]&gt;[.D34]" office:value-type="boolean" office:boolean-value="false" calcext:value-type="boolean">
            <text:p>FALSE</text:p>
          </table:table-cell>
          <table:table-cell table:formula="of:=(1-[.D34]/[.C34])*100" office:value-type="float" office:value="-4.50318044310722" calcext:value-type="float">
            <text:p>-4.5031804431072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5976.23" calcext:value-type="float">
            <text:p>35976.23</text:p>
          </table:table-cell>
          <table:table-cell table:formula="of:=SUM([$nw.C33:$nw.ZZ33]) / COUNT([$nw.C33:$nw.ZZ33])" office:value-type="float" office:value="49516.8" calcext:value-type="float">
            <text:p>49516.8</text:p>
          </table:table-cell>
          <table:table-cell table:formula="of:=[.J34]&gt;[.K34]" office:value-type="boolean" office:boolean-value="false" calcext:value-type="boolean">
            <text:p>FALSE</text:p>
          </table:table-cell>
          <table:table-cell table:formula="of:=(1-[.K34]/[.J34])*100" office:value-type="float" office:value="-37.6375456794667" calcext:value-type="float">
            <text:p>-37.6375456794667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898.0944" calcext:value-type="float">
            <text:p>898.0944</text:p>
          </table:table-cell>
          <table:table-cell table:formula="of:=SUM([$ra.C33:$ra.ZZ33]) / COUNT([$ra.C33:$ra.ZZ33])" office:value-type="float" office:value="1025.224" calcext:value-type="float">
            <text:p>1025.224</text:p>
          </table:table-cell>
          <table:table-cell table:formula="of:=[.Q34]&gt;[.R34]" office:value-type="boolean" office:boolean-value="false" calcext:value-type="boolean">
            <text:p>FALSE</text:p>
          </table:table-cell>
          <table:table-cell table:formula="of:=(1-[.R34]/[.Q34])*100" office:value-type="float" office:value="-14.1554829870891" calcext:value-type="float">
            <text:p>-14.155482987089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formula="of:=SUM([$addvec.C33:$addvec.ZZ33]) / COUNT([$addvec.C33:$addvec.ZZ33])" office:value-type="float" office:value="302.9364" calcext:value-type="float">
            <text:p>302.9364</text:p>
          </table:table-cell>
          <table:table-cell table:formula="of:=[.X34]&gt;[.Y34]" office:value-type="boolean" office:boolean-value="false" calcext:value-type="boolean">
            <text:p>FALSE</text:p>
          </table:table-cell>
          <table:table-cell table:formula="of:=(1-[.Y34]/[.X34])*100" office:value-type="float" office:value="-1.22886904950863" calcext:value-type="float">
            <text:p>-1.228869049508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formula="of:=SUM([$fdtd.C34:$fdtd.ZZ34]) / COUNT([$fdtd.C34:$fdtd.ZZ34])" office:value-type="float" office:value="2566.224" calcext:value-type="float">
            <text:p>2566.224</text:p>
          </table:table-cell>
          <table:table-cell table:formula="of:=[.C35]&gt;[.D35]" office:value-type="boolean" office:boolean-value="false" calcext:value-type="boolean">
            <text:p>FALSE</text:p>
          </table:table-cell>
          <table:table-cell table:formula="of:=(1-[.D35]/[.C35])*100" office:value-type="float" office:value="-6.62739885512278" calcext:value-type="float">
            <text:p>-6.6273988551227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86245.1" calcext:value-type="float">
            <text:p>86245.1</text:p>
          </table:table-cell>
          <table:table-cell table:formula="of:=SUM([$nw.C34:$nw.ZZ34]) / COUNT([$nw.C34:$nw.ZZ34])" office:value-type="float" office:value="83042.68" calcext:value-type="float">
            <text:p>83042.68</text:p>
          </table:table-cell>
          <table:table-cell table:formula="of:=[.J35]&gt;[.K35]" office:value-type="boolean" office:boolean-value="true" calcext:value-type="boolean">
            <text:p>TRUE</text:p>
          </table:table-cell>
          <table:table-cell table:formula="of:=(1-[.K35]/[.J35])*100" office:value-type="float" office:value="3.71316167527198" calcext:value-type="float">
            <text:p>3.71316167527198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799.982" calcext:value-type="float">
            <text:p>1799.982</text:p>
          </table:table-cell>
          <table:table-cell table:formula="of:=SUM([$ra.C34:$ra.ZZ34]) / COUNT([$ra.C34:$ra.ZZ34])" office:value-type="float" office:value="2909.944" calcext:value-type="float">
            <text:p>2909.944</text:p>
          </table:table-cell>
          <table:table-cell table:formula="of:=[.Q35]&gt;[.R35]" office:value-type="boolean" office:boolean-value="false" calcext:value-type="boolean">
            <text:p>FALSE</text:p>
          </table:table-cell>
          <table:table-cell table:formula="of:=(1-[.R35]/[.Q35])*100" office:value-type="float" office:value="-61.6651722072776" calcext:value-type="float">
            <text:p>-61.665172207277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formula="of:=SUM([$addvec.C34:$addvec.ZZ34]) / COUNT([$addvec.C34:$addvec.ZZ34])" office:value-type="float" office:value="336.419" calcext:value-type="float">
            <text:p>336.419</text:p>
          </table:table-cell>
          <table:table-cell table:formula="of:=[.X35]&gt;[.Y35]" office:value-type="boolean" office:boolean-value="true" calcext:value-type="boolean">
            <text:p>TRUE</text:p>
          </table:table-cell>
          <table:table-cell table:formula="of:=(1-[.Y35]/[.X35])*100" office:value-type="float" office:value="0.85208166450641" calcext:value-type="float">
            <text:p>0.852081664506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formula="of:=SUM([$fdtd.C35:$fdtd.ZZ35]) / COUNT([$fdtd.C35:$fdtd.ZZ35])" office:value-type="float" office:value="3938.456" calcext:value-type="float">
            <text:p>3938.456</text:p>
          </table:table-cell>
          <table:table-cell table:formula="of:=[.C36]&gt;[.D36]" office:value-type="boolean" office:boolean-value="true" calcext:value-type="boolean">
            <text:p>TRUE</text:p>
          </table:table-cell>
          <table:table-cell table:formula="of:=(1-[.D36]/[.C36])*100" office:value-type="float" office:value="19.8322085765941" calcext:value-type="float">
            <text:p>19.832208576594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12316.9" calcext:value-type="float">
            <text:p>112316.9</text:p>
          </table:table-cell>
          <table:table-cell table:formula="of:=SUM([$nw.C35:$nw.ZZ35]) / COUNT([$nw.C35:$nw.ZZ35])" office:value-type="float" office:value="101468.12" calcext:value-type="float">
            <text:p>101468.12</text:p>
          </table:table-cell>
          <table:table-cell table:formula="of:=[.J36]&gt;[.K36]" office:value-type="boolean" office:boolean-value="true" calcext:value-type="boolean">
            <text:p>TRUE</text:p>
          </table:table-cell>
          <table:table-cell table:formula="of:=(1-[.K36]/[.J36])*100" office:value-type="float" office:value="9.65908069043928" calcext:value-type="float">
            <text:p>9.6590806904392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912.6" calcext:value-type="float">
            <text:p>12912.6</text:p>
          </table:table-cell>
          <table:table-cell table:formula="of:=SUM([$ra.C35:$ra.ZZ35]) / COUNT([$ra.C35:$ra.ZZ35])" office:value-type="float" office:value="11306.92" calcext:value-type="float">
            <text:p>11306.92</text:p>
          </table:table-cell>
          <table:table-cell table:formula="of:=[.Q36]&gt;[.R36]" office:value-type="boolean" office:boolean-value="true" calcext:value-type="boolean">
            <text:p>TRUE</text:p>
          </table:table-cell>
          <table:table-cell table:formula="of:=(1-[.R36]/[.Q36])*100" office:value-type="float" office:value="12.4349859826836" calcext:value-type="float">
            <text:p>12.434985982683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formula="of:=SUM([$addvec.C35:$addvec.ZZ35]) / COUNT([$addvec.C35:$addvec.ZZ35])" office:value-type="float" office:value="373.0068" calcext:value-type="float">
            <text:p>373.0068</text:p>
          </table:table-cell>
          <table:table-cell table:formula="of:=[.X36]&gt;[.Y36]" office:value-type="boolean" office:boolean-value="false" calcext:value-type="boolean">
            <text:p>FALSE</text:p>
          </table:table-cell>
          <table:table-cell table:formula="of:=(1-[.Y36]/[.X36])*100" office:value-type="float" office:value="-2.28912302524575" calcext:value-type="float">
            <text:p>-2.289123025245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formula="of:=SUM([$fdtd.C36:$fdtd.ZZ36]) / COUNT([$fdtd.C36:$fdtd.ZZ36])" office:value-type="float" office:value="4265.544" calcext:value-type="float">
            <text:p>4265.544</text:p>
          </table:table-cell>
          <table:table-cell table:formula="of:=[.C37]&gt;[.D37]" office:value-type="boolean" office:boolean-value="true" calcext:value-type="boolean">
            <text:p>TRUE</text:p>
          </table:table-cell>
          <table:table-cell table:formula="of:=(1-[.D37]/[.C37])*100" office:value-type="float" office:value="18.7475808344178" calcext:value-type="float">
            <text:p>18.747580834417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46327.1" calcext:value-type="float">
            <text:p>146327.1</text:p>
          </table:table-cell>
          <table:table-cell table:formula="of:=SUM([$nw.C36:$nw.ZZ36]) / COUNT([$nw.C36:$nw.ZZ36])" office:value-type="float" office:value="138286" calcext:value-type="float">
            <text:p>138286</text:p>
          </table:table-cell>
          <table:table-cell table:formula="of:=[.J37]&gt;[.K37]" office:value-type="boolean" office:boolean-value="true" calcext:value-type="boolean">
            <text:p>TRUE</text:p>
          </table:table-cell>
          <table:table-cell table:formula="of:=(1-[.K37]/[.J37])*100" office:value-type="float" office:value="5.49529102948121" calcext:value-type="float">
            <text:p>5.4952910294812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52268.41" calcext:value-type="float">
            <text:p>52268.41</text:p>
          </table:table-cell>
          <table:table-cell table:formula="of:=SUM([$ra.C36:$ra.ZZ36]) / COUNT([$ra.C36:$ra.ZZ36])" office:value-type="float" office:value="48284.6" calcext:value-type="float">
            <text:p>48284.6</text:p>
          </table:table-cell>
          <table:table-cell table:formula="of:=[.Q37]&gt;[.R37]" office:value-type="boolean" office:boolean-value="true" calcext:value-type="boolean">
            <text:p>TRUE</text:p>
          </table:table-cell>
          <table:table-cell table:formula="of:=(1-[.R37]/[.Q37])*100" office:value-type="float" office:value="7.62183123611374" calcext:value-type="float">
            <text:p>7.6218312361137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formula="of:=SUM([$addvec.C36:$addvec.ZZ36]) / COUNT([$addvec.C36:$addvec.ZZ36])" office:value-type="float" office:value="406.0656" calcext:value-type="float">
            <text:p>406.0656</text:p>
          </table:table-cell>
          <table:table-cell table:formula="of:=[.X37]&gt;[.Y37]" office:value-type="boolean" office:boolean-value="false" calcext:value-type="boolean">
            <text:p>FALSE</text:p>
          </table:table-cell>
          <table:table-cell table:formula="of:=(1-[.Y37]/[.X37])*100" office:value-type="float" office:value="-0.146619574120099" calcext:value-type="float">
            <text:p>-0.1466195741200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formula="of:=SUM([$fdtd.C37:$fdtd.ZZ37]) / COUNT([$fdtd.C37:$fdtd.ZZ37])" office:value-type="float" office:value="4617.498" calcext:value-type="float">
            <text:p>4617.498</text:p>
          </table:table-cell>
          <table:table-cell table:formula="of:=[.C38]&gt;[.D38]" office:value-type="boolean" office:boolean-value="true" calcext:value-type="boolean">
            <text:p>TRUE</text:p>
          </table:table-cell>
          <table:table-cell table:formula="of:=(1-[.D38]/[.C38])*100" office:value-type="float" office:value="17.4471925507747" calcext:value-type="float">
            <text:p>17.447192550774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76644.1" calcext:value-type="float">
            <text:p>176644.1</text:p>
          </table:table-cell>
          <table:table-cell table:formula="of:=SUM([$nw.C37:$nw.ZZ37]) / COUNT([$nw.C37:$nw.ZZ37])" office:value-type="float" office:value="164416.4" calcext:value-type="float">
            <text:p>164416.4</text:p>
          </table:table-cell>
          <table:table-cell table:formula="of:=[.J38]&gt;[.K38]" office:value-type="boolean" office:boolean-value="true" calcext:value-type="boolean">
            <text:p>TRUE</text:p>
          </table:table-cell>
          <table:table-cell table:formula="of:=(1-[.K38]/[.J38])*100" office:value-type="float" office:value="6.92222383878093" calcext:value-type="float">
            <text:p>6.9222238387809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82374.56" calcext:value-type="float">
            <text:p>82374.56</text:p>
          </table:table-cell>
          <table:table-cell table:formula="of:=SUM([$ra.C37:$ra.ZZ37]) / COUNT([$ra.C37:$ra.ZZ37])" office:value-type="float" office:value="86888.76" calcext:value-type="float">
            <text:p>86888.76</text:p>
          </table:table-cell>
          <table:table-cell table:formula="of:=[.Q38]&gt;[.R38]" office:value-type="boolean" office:boolean-value="false" calcext:value-type="boolean">
            <text:p>FALSE</text:p>
          </table:table-cell>
          <table:table-cell table:formula="of:=(1-[.R38]/[.Q38])*100" office:value-type="float" office:value="-5.48008996952458" calcext:value-type="float">
            <text:p>-5.48008996952458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formula="of:=SUM([$addvec.C37:$addvec.ZZ37]) / COUNT([$addvec.C37:$addvec.ZZ37])" office:value-type="float" office:value="438.2176" calcext:value-type="float">
            <text:p>438.2176</text:p>
          </table:table-cell>
          <table:table-cell table:formula="of:=[.X38]&gt;[.Y38]" office:value-type="boolean" office:boolean-value="false" calcext:value-type="boolean">
            <text:p>FALSE</text:p>
          </table:table-cell>
          <table:table-cell table:formula="of:=(1-[.Y38]/[.X38])*100" office:value-type="float" office:value="-2.61556139252763" calcext:value-type="float">
            <text:p>-2.615561392527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formula="of:=SUM([$fdtd.C38:$fdtd.ZZ38]) / COUNT([$fdtd.C38:$fdtd.ZZ38])" office:value-type="float" office:value="4939.036" calcext:value-type="float">
            <text:p>4939.036</text:p>
          </table:table-cell>
          <table:table-cell table:formula="of:=[.C39]&gt;[.D39]" office:value-type="boolean" office:boolean-value="true" calcext:value-type="boolean">
            <text:p>TRUE</text:p>
          </table:table-cell>
          <table:table-cell table:formula="of:=(1-[.D39]/[.C39])*100" office:value-type="float" office:value="16.3801450427366" calcext:value-type="float">
            <text:p>16.380145042736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209631.6" calcext:value-type="float">
            <text:p>209631.6</text:p>
          </table:table-cell>
          <table:table-cell table:formula="of:=SUM([$nw.C38:$nw.ZZ38]) / COUNT([$nw.C38:$nw.ZZ38])" office:value-type="float" office:value="191119.2" calcext:value-type="float">
            <text:p>191119.2</text:p>
          </table:table-cell>
          <table:table-cell table:formula="of:=[.J39]&gt;[.K39]" office:value-type="boolean" office:boolean-value="true" calcext:value-type="boolean">
            <text:p>TRUE</text:p>
          </table:table-cell>
          <table:table-cell table:formula="of:=(1-[.K39]/[.J39])*100" office:value-type="float" office:value="8.83092052915686" calcext:value-type="float">
            <text:p>8.8309205291568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98488.4" calcext:value-type="float">
            <text:p>98488.4</text:p>
          </table:table-cell>
          <table:table-cell table:formula="of:=SUM([$ra.C38:$ra.ZZ38]) / COUNT([$ra.C38:$ra.ZZ38])" office:value-type="float" office:value="118623.4" calcext:value-type="float">
            <text:p>118623.4</text:p>
          </table:table-cell>
          <table:table-cell table:formula="of:=[.Q39]&gt;[.R39]" office:value-type="boolean" office:boolean-value="false" calcext:value-type="boolean">
            <text:p>FALSE</text:p>
          </table:table-cell>
          <table:table-cell table:formula="of:=(1-[.R39]/[.Q39])*100" office:value-type="float" office:value="-20.4440319875234" calcext:value-type="float">
            <text:p>-20.444031987523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formula="of:=SUM([$addvec.C38:$addvec.ZZ38]) / COUNT([$addvec.C38:$addvec.ZZ38])" office:value-type="float" office:value="470.749" calcext:value-type="float">
            <text:p>470.749</text:p>
          </table:table-cell>
          <table:table-cell table:formula="of:=[.X39]&gt;[.Y39]" office:value-type="boolean" office:boolean-value="true" calcext:value-type="boolean">
            <text:p>TRUE</text:p>
          </table:table-cell>
          <table:table-cell table:formula="of:=(1-[.Y39]/[.X39])*100" office:value-type="float" office:value="0.481389927532561" calcext:value-type="float">
            <text:p>0.48138992753256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formula="of:=SUM([$fdtd.C39:$fdtd.ZZ39]) / COUNT([$fdtd.C39:$fdtd.ZZ39])" office:value-type="float" office:value="5252.948" calcext:value-type="float">
            <text:p>5252.948</text:p>
          </table:table-cell>
          <table:table-cell table:formula="of:=[.C40]&gt;[.D40]" office:value-type="boolean" office:boolean-value="true" calcext:value-type="boolean">
            <text:p>TRUE</text:p>
          </table:table-cell>
          <table:table-cell table:formula="of:=(1-[.D40]/[.C40])*100" office:value-type="float" office:value="15.7266287879274" calcext:value-type="float">
            <text:p>15.726628787927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42557.4" calcext:value-type="float">
            <text:p>242557.4</text:p>
          </table:table-cell>
          <table:table-cell table:formula="of:=SUM([$nw.C39:$nw.ZZ39]) / COUNT([$nw.C39:$nw.ZZ39])" office:value-type="float" office:value="230211.6" calcext:value-type="float">
            <text:p>230211.6</text:p>
          </table:table-cell>
          <table:table-cell table:formula="of:=[.J40]&gt;[.K40]" office:value-type="boolean" office:boolean-value="true" calcext:value-type="boolean">
            <text:p>TRUE</text:p>
          </table:table-cell>
          <table:table-cell table:formula="of:=(1-[.K40]/[.J40])*100" office:value-type="float" office:value="5.08984677441298" calcext:value-type="float">
            <text:p>5.0898467744129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132228.72" calcext:value-type="float">
            <text:p>132228.72</text:p>
          </table:table-cell>
          <table:table-cell table:formula="of:=SUM([$ra.C39:$ra.ZZ39]) / COUNT([$ra.C39:$ra.ZZ39])" office:value-type="float" office:value="148200" calcext:value-type="float">
            <text:p>148200</text:p>
          </table:table-cell>
          <table:table-cell table:formula="of:=[.Q40]&gt;[.R40]" office:value-type="boolean" office:boolean-value="false" calcext:value-type="boolean">
            <text:p>FALSE</text:p>
          </table:table-cell>
          <table:table-cell table:formula="of:=(1-[.R40]/[.Q40])*100" office:value-type="float" office:value="-12.0785257544654" calcext:value-type="float">
            <text:p>-12.078525754465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formula="of:=SUM([$addvec.C39:$addvec.ZZ39]) / COUNT([$addvec.C39:$addvec.ZZ39])" office:value-type="float" office:value="507.3102" calcext:value-type="float">
            <text:p>507.3102</text:p>
          </table:table-cell>
          <table:table-cell table:formula="of:=[.X40]&gt;[.Y40]" office:value-type="boolean" office:boolean-value="false" calcext:value-type="boolean">
            <text:p>FALSE</text:p>
          </table:table-cell>
          <table:table-cell table:formula="of:=(1-[.Y40]/[.X40])*100" office:value-type="float" office:value="-2.8198584872104" calcext:value-type="float">
            <text:p>-2.8198584872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39" table:formula="of:=SUM([$fdtd.C40:$fdtd.ZZ40]) / COUNT([$fdtd.C40:$fdtd.ZZ40])" office:value-type="float" office:value="5185.928" calcext:value-type="float">
            <text:p>5185.928</text:p>
          </table:table-cell>
          <table:table-cell table:style-name="ce43" table:formula="of:=[.C41]&gt;[.D41]" office:value-type="boolean" office:boolean-value="true" calcext:value-type="boolean">
            <text:p>TRUE</text:p>
          </table:table-cell>
          <table:table-cell table:style-name="ce47" table:formula="of:=(1-[.D41]/[.C41])*100" office:value-type="float" office:value="21.1518137539236" calcext:value-type="float">
            <text:p>21.151813753923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72584.3" calcext:value-type="float">
            <text:p>272584.3</text:p>
          </table:table-cell>
          <table:table-cell table:formula="of:=SUM([$nw.C40:$nw.ZZ40]) / COUNT([$nw.C40:$nw.ZZ40])" office:value-type="float" office:value="263056.8" calcext:value-type="float">
            <text:p>263056.8</text:p>
          </table:table-cell>
          <table:table-cell table:style-name="ce43" table:formula="of:=[.J41]&gt;[.K41]" office:value-type="boolean" office:boolean-value="true" calcext:value-type="boolean">
            <text:p>TRUE</text:p>
          </table:table-cell>
          <table:table-cell table:style-name="ce47" table:formula="of:=(1-[.K41]/[.J41])*100" office:value-type="float" office:value="3.49524899269694" calcext:value-type="float">
            <text:p>3.4952489926969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161746.4" calcext:value-type="float">
            <text:p>161746.4</text:p>
          </table:table-cell>
          <table:table-cell table:formula="of:=SUM([$ra.C40:$ra.ZZ40]) / COUNT([$ra.C40:$ra.ZZ40])" office:value-type="float" office:value="180498.8" calcext:value-type="float">
            <text:p>180498.8</text:p>
          </table:table-cell>
          <table:table-cell table:style-name="ce43" table:formula="of:=[.Q41]&gt;[.R41]" office:value-type="boolean" office:boolean-value="false" calcext:value-type="boolean">
            <text:p>FALSE</text:p>
          </table:table-cell>
          <table:table-cell table:style-name="ce47" table:formula="of:=(1-[.R41]/[.Q41])*100" office:value-type="float" office:value="-11.593704713057" calcext:value-type="float">
            <text:p>-11.59370471305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formula="of:=SUM([$addvec.C40:$addvec.ZZ40]) / COUNT([$addvec.C40:$addvec.ZZ40])" office:value-type="float" office:value="543.1552" calcext:value-type="float">
            <text:p>543.1552</text:p>
          </table:table-cell>
          <table:table-cell table:formula="of:=[.X41]&gt;[.Y41]" office:value-type="boolean" office:boolean-value="false" calcext:value-type="boolean">
            <text:p>FALSE</text:p>
          </table:table-cell>
          <table:table-cell table:style-name="ce47" table:formula="of:=(1-[.Y41]/[.X41])*100" office:value-type="float" office:value="-0.288852764854952" calcext:value-type="float">
            <text:p>-0.288852764854952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17" office:value-type="float" office:value="32.3397" calcext:value-type="float">
            <text:p>32.3397</text:p>
          </table:table-cell>
          <table:table-cell table:style-name="ce17" office:value-type="float" office:value="34.7995" calcext:value-type="float">
            <text:p>34.7995</text:p>
          </table:table-cell>
          <table:table-cell table:style-name="ce1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4.8266" calcext:value-type="float">
            <text:p>44.8266</text:p>
          </table:table-cell>
          <table:table-cell table:style-name="ce17" office:value-type="float" office:value="44.3529" calcext:value-type="float">
            <text:p>44.3529</text:p>
          </table:table-cell>
          <table:table-cell table:style-name="ce17" office:value-type="float" office:value="45.0191" calcext:value-type="float">
            <text:p>45.0191</text:p>
          </table:table-cell>
          <table:table-cell table:style-name="ce17" office:value-type="float" office:value="46.8303" calcext:value-type="float">
            <text:p>46.8303</text:p>
          </table:table-cell>
          <table:table-cell table:style-name="ce17" office:value-type="float" office:value="45.4619" calcext:value-type="float">
            <text:p>45.4619</text:p>
          </table:table-cell>
          <table:table-cell table:style-name="ce1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.1431" calcext:value-type="float">
            <text:p>68.1431</text:p>
          </table:table-cell>
          <table:table-cell table:style-name="ce17" office:value-type="float" office:value="69.0171" calcext:value-type="float">
            <text:p>69.0171</text:p>
          </table:table-cell>
          <table:table-cell table:style-name="ce17" office:value-type="float" office:value="69.2588" calcext:value-type="float">
            <text:p>69.2588</text:p>
          </table:table-cell>
          <table:table-cell table:style-name="ce17" office:value-type="float" office:value="68.062" calcext:value-type="float">
            <text:p>68.062</text:p>
          </table:table-cell>
          <table:table-cell table:style-name="ce17" office:value-type="float" office:value="83.7612" calcext:value-type="float">
            <text:p>83.7612</text:p>
          </table:table-cell>
          <table:table-cell table:style-name="ce17" office:value-type="float" office:value="69.08" calcext:value-type="float">
            <text:p>69.08</text:p>
          </table:table-cell>
          <table:table-cell table:style-name="ce17" office:value-type="float" office:value="68.2127" calcext:value-type="float">
            <text:p>68.2127</text:p>
          </table:table-cell>
          <table:table-cell table:style-name="ce17" office:value-type="float" office:value="68.6293" calcext:value-type="float">
            <text:p>68.6293</text:p>
          </table:table-cell>
          <table:table-cell table:style-name="ce17" office:value-type="float" office:value="85.597" calcext:value-type="float">
            <text:p>85.597</text:p>
          </table:table-cell>
          <table:table-cell table:style-name="ce1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63.099" calcext:value-type="float">
            <text:p>163.099</text:p>
          </table:table-cell>
          <table:table-cell table:style-name="ce17" office:value-type="float" office:value="164.567" calcext:value-type="float">
            <text:p>164.567</text:p>
          </table:table-cell>
          <table:table-cell table:style-name="ce17" office:value-type="float" office:value="162.871" calcext:value-type="float">
            <text:p>162.871</text:p>
          </table:table-cell>
          <table:table-cell table:style-name="ce17" office:value-type="float" office:value="219.542" calcext:value-type="float">
            <text:p>219.542</text:p>
          </table:table-cell>
          <table:table-cell table:style-name="ce17" office:value-type="float" office:value="161.882" calcext:value-type="float">
            <text:p>161.882</text:p>
          </table:table-cell>
          <table:table-cell table:style-name="ce1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8.055" calcext:value-type="float">
            <text:p>608.055</text:p>
          </table:table-cell>
          <table:table-cell table:style-name="ce17" office:value-type="float" office:value="613.548" calcext:value-type="float">
            <text:p>613.548</text:p>
          </table:table-cell>
          <table:table-cell table:style-name="ce17" office:value-type="float" office:value="730.289" calcext:value-type="float">
            <text:p>730.289</text:p>
          </table:table-cell>
          <table:table-cell table:style-name="ce17" office:value-type="float" office:value="702.345" calcext:value-type="float">
            <text:p>702.345</text:p>
          </table:table-cell>
          <table:table-cell table:style-name="ce17" office:value-type="float" office:value="612.882" calcext:value-type="float">
            <text:p>612.882</text:p>
          </table:table-cell>
          <table:table-cell table:style-name="ce1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354.8" calcext:value-type="float">
            <text:p>3354.8</text:p>
          </table:table-cell>
          <table:table-cell table:style-name="ce17" office:value-type="float" office:value="3267.14" calcext:value-type="float">
            <text:p>3267.14</text:p>
          </table:table-cell>
          <table:table-cell table:style-name="ce17" office:value-type="float" office:value="3279.01" calcext:value-type="float">
            <text:p>3279.01</text:p>
          </table:table-cell>
          <table:table-cell table:style-name="ce17" office:value-type="float" office:value="4417.13" calcext:value-type="float">
            <text:p>4417.13</text:p>
          </table:table-cell>
          <table:table-cell table:style-name="ce17" office:value-type="float" office:value="3276.61" calcext:value-type="float">
            <text:p>3276.61</text:p>
          </table:table-cell>
          <table:table-cell table:style-name="ce1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5560.08" calcext:value-type="float">
            <text:p>5560.08</text:p>
          </table:table-cell>
          <table:table-cell table:style-name="ce17" office:value-type="float" office:value="5585.11" calcext:value-type="float">
            <text:p>5585.11</text:p>
          </table:table-cell>
          <table:table-cell table:style-name="ce17" office:value-type="float" office:value="5622.72" calcext:value-type="float">
            <text:p>5622.72</text:p>
          </table:table-cell>
          <table:table-cell table:style-name="ce17" office:value-type="float" office:value="6056.14" calcext:value-type="float">
            <text:p>6056.14</text:p>
          </table:table-cell>
          <table:table-cell table:style-name="ce17" office:value-type="float" office:value="7121.42" calcext:value-type="float">
            <text:p>7121.42</text:p>
          </table:table-cell>
          <table:table-cell table:style-name="ce1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2277.9" calcext:value-type="float">
            <text:p>12277.9</text:p>
          </table:table-cell>
          <table:table-cell table:style-name="ce17" office:value-type="float" office:value="11901.6" calcext:value-type="float">
            <text:p>11901.6</text:p>
          </table:table-cell>
          <table:table-cell table:style-name="ce17" office:value-type="float" office:value="12376.3" calcext:value-type="float">
            <text:p>12376.3</text:p>
          </table:table-cell>
          <table:table-cell table:style-name="ce17" office:value-type="float" office:value="14252.7" calcext:value-type="float">
            <text:p>14252.7</text:p>
          </table:table-cell>
          <table:table-cell table:style-name="ce17" office:value-type="float" office:value="12149.9" calcext:value-type="float">
            <text:p>12149.9</text:p>
          </table:table-cell>
          <table:table-cell table:style-name="ce1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7109.9" calcext:value-type="float">
            <text:p>17109.9</text:p>
          </table:table-cell>
          <table:table-cell table:style-name="ce17" office:value-type="float" office:value="15377.4" calcext:value-type="float">
            <text:p>15377.4</text:p>
          </table:table-cell>
          <table:table-cell table:style-name="ce17" office:value-type="float" office:value="15368.8" calcext:value-type="float">
            <text:p>15368.8</text:p>
          </table:table-cell>
          <table:table-cell table:style-name="ce17" office:value-type="float" office:value="16970.5" calcext:value-type="float">
            <text:p>16970.5</text:p>
          </table:table-cell>
          <table:table-cell table:style-name="ce17" office:value-type="float" office:value="18210.9" calcext:value-type="float">
            <text:p>18210.9</text:p>
          </table:table-cell>
          <table:table-cell table:style-name="ce1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0488" calcext:value-type="float">
            <text:p>20488</text:p>
          </table:table-cell>
          <table:table-cell table:style-name="ce17" office:value-type="float" office:value="19502.3" calcext:value-type="float">
            <text:p>19502.3</text:p>
          </table:table-cell>
          <table:table-cell table:style-name="ce17" office:value-type="float" office:value="19536.7" calcext:value-type="float">
            <text:p>19536.7</text:p>
          </table:table-cell>
          <table:table-cell table:style-name="ce17" office:value-type="float" office:value="20932.9" calcext:value-type="float">
            <text:p>20932.9</text:p>
          </table:table-cell>
          <table:table-cell table:style-name="ce17" office:value-type="float" office:value="20545" calcext:value-type="float">
            <text:p>20545</text:p>
          </table:table-cell>
          <table:table-cell table:style-name="ce1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3964.8" calcext:value-type="float">
            <text:p>23964.8</text:p>
          </table:table-cell>
          <table:table-cell table:style-name="ce17" office:value-type="float" office:value="23354.4" calcext:value-type="float">
            <text:p>23354.4</text:p>
          </table:table-cell>
          <table:table-cell table:style-name="ce17" office:value-type="float" office:value="23671" calcext:value-type="float">
            <text:p>23671</text:p>
          </table:table-cell>
          <table:table-cell table:style-name="ce17" office:value-type="float" office:value="24264.1" calcext:value-type="float">
            <text:p>24264.1</text:p>
          </table:table-cell>
          <table:table-cell table:style-name="ce17" office:value-type="float" office:value="24653.3" calcext:value-type="float">
            <text:p>24653.3</text:p>
          </table:table-cell>
          <table:table-cell table:style-name="ce1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17.6927" calcext:value-type="float">
            <text:p>17.6927</text:p>
          </table:table-cell>
          <table:table-cell table:style-name="ce17" office:value-type="float" office:value="16.8612" calcext:value-type="float">
            <text:p>16.8612</text:p>
          </table:table-cell>
          <table:table-cell table:style-name="ce17" office:value-type="float" office:value="17.0556" calcext:value-type="float">
            <text:p>17.0556</text:p>
          </table:table-cell>
          <table:table-cell table:style-name="ce17" office:value-type="float" office:value="17.4449" calcext:value-type="float">
            <text:p>17.4449</text:p>
          </table:table-cell>
          <table:table-cell table:style-name="ce17" office:value-type="float" office:value="17.6644" calcext:value-type="float">
            <text:p>17.6644</text:p>
          </table:table-cell>
          <table:table-cell table:style-name="ce1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33.7404" calcext:value-type="float">
            <text:p>33.7404</text:p>
          </table:table-cell>
          <table:table-cell table:style-name="ce17" office:value-type="float" office:value="33.4522" calcext:value-type="float">
            <text:p>33.4522</text:p>
          </table:table-cell>
          <table:table-cell table:style-name="ce17" office:value-type="float" office:value="32.2187" calcext:value-type="float">
            <text:p>32.2187</text:p>
          </table:table-cell>
          <table:table-cell table:style-name="ce17" office:value-type="float" office:value="32.0357" calcext:value-type="float">
            <text:p>32.0357</text:p>
          </table:table-cell>
          <table:table-cell table:style-name="ce17" office:value-type="float" office:value="33.3232" calcext:value-type="float">
            <text:p>33.3232</text:p>
          </table:table-cell>
          <table:table-cell table:style-name="ce1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6.7785" calcext:value-type="float">
            <text:p>46.7785</text:p>
          </table:table-cell>
          <table:table-cell table:style-name="ce17" office:value-type="float" office:value="46.7681" calcext:value-type="float">
            <text:p>46.7681</text:p>
          </table:table-cell>
          <table:table-cell table:style-name="ce17" office:value-type="float" office:value="49.1214" calcext:value-type="float">
            <text:p>49.1214</text:p>
          </table:table-cell>
          <table:table-cell table:style-name="ce17" office:value-type="float" office:value="47.87" calcext:value-type="float">
            <text:p>47.87</text:p>
          </table:table-cell>
          <table:table-cell table:style-name="ce17" office:value-type="float" office:value="47.2826" calcext:value-type="float">
            <text:p>47.2826</text:p>
          </table:table-cell>
          <table:table-cell table:style-name="ce1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61.4995" calcext:value-type="float">
            <text:p>61.4995</text:p>
          </table:table-cell>
          <table:table-cell table:style-name="ce17" office:value-type="float" office:value="59.6184" calcext:value-type="float">
            <text:p>59.6184</text:p>
          </table:table-cell>
          <table:table-cell table:style-name="ce17" office:value-type="float" office:value="60.903" calcext:value-type="float">
            <text:p>60.903</text:p>
          </table:table-cell>
          <table:table-cell table:style-name="ce17" office:value-type="float" office:value="60.4051" calcext:value-type="float">
            <text:p>60.4051</text:p>
          </table:table-cell>
          <table:table-cell table:style-name="ce17" office:value-type="float" office:value="60.7785" calcext:value-type="float">
            <text:p>60.7785</text:p>
          </table:table-cell>
          <table:table-cell table:style-name="ce1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43917.4" calcext:value-type="float">
            <text:p>43917.4</text:p>
          </table:table-cell>
          <table:table-cell table:style-name="ce18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02582" calcext:value-type="float">
            <text:p>5.02582</text:p>
          </table:table-cell>
          <table:table-cell office:value-type="float" office:value="4.89763" calcext:value-type="float">
            <text:p>4.89763</text:p>
          </table:table-cell>
          <table:table-cell office:value-type="float" office:value="4.8744" calcext:value-type="float">
            <text:p>4.8744</text:p>
          </table:table-cell>
          <table:table-cell office:value-type="float" office:value="4.9041" calcext:value-type="float">
            <text:p>4.9041</text:p>
          </table:table-cell>
          <table:table-cell office:value-type="float" office:value="4.72678" calcext:value-type="float">
            <text:p>4.72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.14035" calcext:value-type="float">
            <text:p>9.14035</text:p>
          </table:table-cell>
          <table:table-cell office:value-type="float" office:value="8.60394" calcext:value-type="float">
            <text:p>8.60394</text:p>
          </table:table-cell>
          <table:table-cell office:value-type="float" office:value="9.52957" calcext:value-type="float">
            <text:p>9.52957</text:p>
          </table:table-cell>
          <table:table-cell office:value-type="float" office:value="8.38182" calcext:value-type="float">
            <text:p>8.38182</text:p>
          </table:table-cell>
          <table:table-cell office:value-type="float" office:value="8.49674" calcext:value-type="float">
            <text:p>8.496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.0329" calcext:value-type="float">
            <text:p>14.0329</text:p>
          </table:table-cell>
          <table:table-cell office:value-type="float" office:value="12.7697" calcext:value-type="float">
            <text:p>12.7697</text:p>
          </table:table-cell>
          <table:table-cell office:value-type="float" office:value="13.7687" calcext:value-type="float">
            <text:p>13.7687</text:p>
          </table:table-cell>
          <table:table-cell office:value-type="float" office:value="14.0104" calcext:value-type="float">
            <text:p>14.0104</text:p>
          </table:table-cell>
          <table:table-cell office:value-type="float" office:value="12.967" calcext:value-type="float">
            <text:p>12.9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852" calcext:value-type="float">
            <text:p>16.852</text:p>
          </table:table-cell>
          <table:table-cell office:value-type="float" office:value="16.1479" calcext:value-type="float">
            <text:p>16.1479</text:p>
          </table:table-cell>
          <table:table-cell office:value-type="float" office:value="18.1519" calcext:value-type="float">
            <text:p>18.1519</text:p>
          </table:table-cell>
          <table:table-cell office:value-type="float" office:value="17.1693" calcext:value-type="float">
            <text:p>17.1693</text:p>
          </table:table-cell>
          <table:table-cell office:value-type="float" office:value="17.8433" calcext:value-type="float">
            <text:p>17.84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.7179" calcext:value-type="float">
            <text:p>19.7179</text:p>
          </table:table-cell>
          <table:table-cell office:value-type="float" office:value="20.9011" calcext:value-type="float">
            <text:p>20.9011</text:p>
          </table:table-cell>
          <table:table-cell office:value-type="float" office:value="19.79" calcext:value-type="float">
            <text:p>19.79</text:p>
          </table:table-cell>
          <table:table-cell office:value-type="float" office:value="19.898" calcext:value-type="float">
            <text:p>19.898</text:p>
          </table:table-cell>
          <table:table-cell office:value-type="float" office:value="20.6649" calcext:value-type="float">
            <text:p>20.66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4.4374" calcext:value-type="float">
            <text:p>24.4374</text:p>
          </table:table-cell>
          <table:table-cell office:value-type="float" office:value="23.3248" calcext:value-type="float">
            <text:p>23.3248</text:p>
          </table:table-cell>
          <table:table-cell office:value-type="float" office:value="26.4953" calcext:value-type="float">
            <text:p>26.4953</text:p>
          </table:table-cell>
          <table:table-cell office:value-type="float" office:value="23.6646" calcext:value-type="float">
            <text:p>23.6646</text:p>
          </table:table-cell>
          <table:table-cell office:value-type="float" office:value="23.3751" calcext:value-type="float">
            <text:p>23.37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8.3751" calcext:value-type="float">
            <text:p>28.3751</text:p>
          </table:table-cell>
          <table:table-cell office:value-type="float" office:value="27.2466" calcext:value-type="float">
            <text:p>27.2466</text:p>
          </table:table-cell>
          <table:table-cell office:value-type="float" office:value="30.0442" calcext:value-type="float">
            <text:p>30.0442</text:p>
          </table:table-cell>
          <table:table-cell office:value-type="float" office:value="26.1261" calcext:value-type="float">
            <text:p>26.1261</text:p>
          </table:table-cell>
          <table:table-cell office:value-type="float" office:value="26.1387" calcext:value-type="float">
            <text:p>26.13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.1615" calcext:value-type="float">
            <text:p>30.1615</text:p>
          </table:table-cell>
          <table:table-cell office:value-type="float" office:value="28.8896" calcext:value-type="float">
            <text:p>28.8896</text:p>
          </table:table-cell>
          <table:table-cell office:value-type="float" office:value="28.8963" calcext:value-type="float">
            <text:p>28.8963</text:p>
          </table:table-cell>
          <table:table-cell office:value-type="float" office:value="28.1378" calcext:value-type="float">
            <text:p>28.1378</text:p>
          </table:table-cell>
          <table:table-cell office:value-type="float" office:value="28.7888" calcext:value-type="float">
            <text:p>28.78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5.1473" calcext:value-type="float">
            <text:p>35.1473</text:p>
          </table:table-cell>
          <table:table-cell office:value-type="float" office:value="32.2827" calcext:value-type="float">
            <text:p>32.2827</text:p>
          </table:table-cell>
          <table:table-cell office:value-type="float" office:value="31.5647" calcext:value-type="float">
            <text:p>31.5647</text:p>
          </table:table-cell>
          <table:table-cell office:value-type="float" office:value="32.8133" calcext:value-type="float">
            <text:p>32.8133</text:p>
          </table:table-cell>
          <table:table-cell office:value-type="float" office:value="32.0993" calcext:value-type="float">
            <text:p>32.09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3.897" calcext:value-type="float">
            <text:p>173.897</text:p>
          </table:table-cell>
          <table:table-cell office:value-type="float" office:value="166.636" calcext:value-type="float">
            <text:p>166.636</text:p>
          </table:table-cell>
          <table:table-cell office:value-type="float" office:value="167.118" calcext:value-type="float">
            <text:p>167.118</text:p>
          </table:table-cell>
          <table:table-cell office:value-type="float" office:value="163.221" calcext:value-type="float">
            <text:p>163.221</text:p>
          </table:table-cell>
          <table:table-cell office:value-type="float" office:value="165.427" calcext:value-type="float">
            <text:p>165.4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10.87" calcext:value-type="float">
            <text:p>210.87</text:p>
          </table:table-cell>
          <table:table-cell office:value-type="float" office:value="213.11" calcext:value-type="float">
            <text:p>213.11</text:p>
          </table:table-cell>
          <table:table-cell office:value-type="float" office:value="216.851" calcext:value-type="float">
            <text:p>216.851</text:p>
          </table:table-cell>
          <table:table-cell office:value-type="float" office:value="222.292" calcext:value-type="float">
            <text:p>222.292</text:p>
          </table:table-cell>
          <table:table-cell office:value-type="float" office:value="208.614" calcext:value-type="float">
            <text:p>208.6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47.305" calcext:value-type="float">
            <text:p>247.305</text:p>
          </table:table-cell>
          <table:table-cell office:value-type="float" office:value="233.525" calcext:value-type="float">
            <text:p>233.525</text:p>
          </table:table-cell>
          <table:table-cell office:value-type="float" office:value="234.513" calcext:value-type="float">
            <text:p>234.513</text:p>
          </table:table-cell>
          <table:table-cell office:value-type="float" office:value="234.697" calcext:value-type="float">
            <text:p>234.697</text:p>
          </table:table-cell>
          <table:table-cell office:value-type="float" office:value="237.943" calcext:value-type="float">
            <text:p>237.9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3.583" calcext:value-type="float">
            <text:p>273.583</text:p>
          </table:table-cell>
          <table:table-cell office:value-type="float" office:value="284.544" calcext:value-type="float">
            <text:p>284.544</text:p>
          </table:table-cell>
          <table:table-cell office:value-type="float" office:value="262.148" calcext:value-type="float">
            <text:p>262.148</text:p>
          </table:table-cell>
          <table:table-cell office:value-type="float" office:value="257.681" calcext:value-type="float">
            <text:p>257.681</text:p>
          </table:table-cell>
          <table:table-cell office:value-type="float" office:value="256.485" calcext:value-type="float">
            <text:p>256.4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67.405" calcext:value-type="float">
            <text:p>367.405</text:p>
          </table:table-cell>
          <table:table-cell office:value-type="float" office:value="367.822" calcext:value-type="float">
            <text:p>367.822</text:p>
          </table:table-cell>
          <table:table-cell office:value-type="float" office:value="366.341" calcext:value-type="float">
            <text:p>366.341</text:p>
          </table:table-cell>
          <table:table-cell office:value-type="float" office:value="379.077" calcext:value-type="float">
            <text:p>379.077</text:p>
          </table:table-cell>
          <table:table-cell office:value-type="float" office:value="369.91" calcext:value-type="float">
            <text:p>369.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4.005" calcext:value-type="float">
            <text:p>404.005</text:p>
          </table:table-cell>
          <table:table-cell office:value-type="float" office:value="398.514" calcext:value-type="float">
            <text:p>398.514</text:p>
          </table:table-cell>
          <table:table-cell office:value-type="float" office:value="402.791" calcext:value-type="float">
            <text:p>402.791</text:p>
          </table:table-cell>
          <table:table-cell office:value-type="float" office:value="416.467" calcext:value-type="float">
            <text:p>416.467</text:p>
          </table:table-cell>
          <table:table-cell office:value-type="float" office:value="402.777" calcext:value-type="float">
            <text:p>402.7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5.033" calcext:value-type="float">
            <text:p>445.033</text:p>
          </table:table-cell>
          <table:table-cell office:value-type="float" office:value="428.315" calcext:value-type="float">
            <text:p>428.315</text:p>
          </table:table-cell>
          <table:table-cell office:value-type="float" office:value="432.784" calcext:value-type="float">
            <text:p>432.784</text:p>
          </table:table-cell>
          <table:table-cell office:value-type="float" office:value="436.708" calcext:value-type="float">
            <text:p>436.708</text:p>
          </table:table-cell>
          <table:table-cell office:value-type="float" office:value="429.026" calcext:value-type="float">
            <text:p>429.0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3.786" calcext:value-type="float">
            <text:p>473.786</text:p>
          </table:table-cell>
          <table:table-cell office:value-type="float" office:value="475.122" calcext:value-type="float">
            <text:p>475.122</text:p>
          </table:table-cell>
          <table:table-cell office:value-type="float" office:value="468.132" calcext:value-type="float">
            <text:p>468.132</text:p>
          </table:table-cell>
          <table:table-cell office:value-type="float" office:value="469.081" calcext:value-type="float">
            <text:p>469.081</text:p>
          </table:table-cell>
          <table:table-cell office:value-type="float" office:value="466.451" calcext:value-type="float">
            <text:p>466.4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3.721" calcext:value-type="float">
            <text:p>503.721</text:p>
          </table:table-cell>
          <table:table-cell office:value-type="float" office:value="511.195" calcext:value-type="float">
            <text:p>511.195</text:p>
          </table:table-cell>
          <table:table-cell office:value-type="float" office:value="506.929" calcext:value-type="float">
            <text:p>506.929</text:p>
          </table:table-cell>
          <table:table-cell office:value-type="float" office:value="516.58" calcext:value-type="float">
            <text:p>516.58</text:p>
          </table:table-cell>
          <table:table-cell office:value-type="float" office:value="507.977" calcext:value-type="float">
            <text:p>507.9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1.729" calcext:value-type="float">
            <text:p>541.729</text:p>
          </table:table-cell>
          <table:table-cell office:value-type="float" office:value="544.586" calcext:value-type="float">
            <text:p>544.586</text:p>
          </table:table-cell>
          <table:table-cell office:value-type="float" office:value="540.838" calcext:value-type="float">
            <text:p>540.838</text:p>
          </table:table-cell>
          <table:table-cell office:value-type="float" office:value="550.653" calcext:value-type="float">
            <text:p>550.653</text:p>
          </table:table-cell>
          <table:table-cell office:value-type="float" office:value="545.941" calcext:value-type="float">
            <text:p>545.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67.792" calcext:value-type="float">
            <text:p>567.792</text:p>
          </table:table-cell>
          <table:table-cell office:value-type="float" office:value="572.461" calcext:value-type="float">
            <text:p>572.461</text:p>
          </table:table-cell>
          <table:table-cell office:value-type="float" office:value="573.197" calcext:value-type="float">
            <text:p>573.197</text:p>
          </table:table-cell>
          <table:table-cell office:value-type="float" office:value="573.678" calcext:value-type="float">
            <text:p>573.678</text:p>
          </table:table-cell>
          <table:table-cell office:value-type="float" office:value="570.468" calcext:value-type="float">
            <text:p>570.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7444" calcext:value-type="float">
            <text:p>35.7444</text:p>
          </table:table-cell>
          <table:table-cell office:value-type="float" office:value="35.3491" calcext:value-type="float">
            <text:p>35.3491</text:p>
          </table:table-cell>
          <table:table-cell office:value-type="float" office:value="34.4288" calcext:value-type="float">
            <text:p>34.4288</text:p>
          </table:table-cell>
          <table:table-cell office:value-type="float" office:value="37.7747" calcext:value-type="float">
            <text:p>37.7747</text:p>
          </table:table-cell>
          <table:table-cell office:value-type="float" office:value="34.5347" calcext:value-type="float">
            <text:p>34.53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4622" calcext:value-type="float">
            <text:p>66.4622</text:p>
          </table:table-cell>
          <table:table-cell office:value-type="float" office:value="71.2136" calcext:value-type="float">
            <text:p>71.2136</text:p>
          </table:table-cell>
          <table:table-cell office:value-type="float" office:value="66.6601" calcext:value-type="float">
            <text:p>66.6601</text:p>
          </table:table-cell>
          <table:table-cell office:value-type="float" office:value="70.1379" calcext:value-type="float">
            <text:p>70.1379</text:p>
          </table:table-cell>
          <table:table-cell office:value-type="float" office:value="66.8918" calcext:value-type="float">
            <text:p>66.89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9141" calcext:value-type="float">
            <text:p>96.9141</text:p>
          </table:table-cell>
          <table:table-cell office:value-type="float" office:value="106.617" calcext:value-type="float">
            <text:p>106.617</text:p>
          </table:table-cell>
          <table:table-cell office:value-type="float" office:value="98.147" calcext:value-type="float">
            <text:p>98.147</text:p>
          </table:table-cell>
          <table:table-cell office:value-type="float" office:value="97.8616" calcext:value-type="float">
            <text:p>97.8616</text:p>
          </table:table-cell>
          <table:table-cell office:value-type="float" office:value="94.9902" calcext:value-type="float">
            <text:p>94.99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83" calcext:value-type="float">
            <text:p>126.983</text:p>
          </table:table-cell>
          <table:table-cell office:value-type="float" office:value="126.586" calcext:value-type="float">
            <text:p>126.586</text:p>
          </table:table-cell>
          <table:table-cell office:value-type="float" office:value="128.667" calcext:value-type="float">
            <text:p>128.667</text:p>
          </table:table-cell>
          <table:table-cell office:value-type="float" office:value="126.482" calcext:value-type="float">
            <text:p>126.482</text:p>
          </table:table-cell>
          <table:table-cell office:value-type="float" office:value="126.555" calcext:value-type="float">
            <text:p>126.5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" calcext:value-type="float">
            <text:p>157.8</text:p>
          </table:table-cell>
          <table:table-cell office:value-type="float" office:value="157.594" calcext:value-type="float">
            <text:p>157.594</text:p>
          </table:table-cell>
          <table:table-cell office:value-type="float" office:value="160.038" calcext:value-type="float">
            <text:p>160.038</text:p>
          </table:table-cell>
          <table:table-cell office:value-type="float" office:value="159.556" calcext:value-type="float">
            <text:p>159.556</text:p>
          </table:table-cell>
          <table:table-cell office:value-type="float" office:value="156.254" calcext:value-type="float">
            <text:p>156.2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977" calcext:value-type="float">
            <text:p>189.977</text:p>
          </table:table-cell>
          <table:table-cell office:value-type="float" office:value="188.725" calcext:value-type="float">
            <text:p>188.725</text:p>
          </table:table-cell>
          <table:table-cell office:value-type="float" office:value="188.713" calcext:value-type="float">
            <text:p>188.713</text:p>
          </table:table-cell>
          <table:table-cell office:value-type="float" office:value="188.373" calcext:value-type="float">
            <text:p>188.373</text:p>
          </table:table-cell>
          <table:table-cell office:value-type="float" office:value="187.672" calcext:value-type="float">
            <text:p>187.6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17" calcext:value-type="float">
            <text:p>220.017</text:p>
          </table:table-cell>
          <table:table-cell office:value-type="float" office:value="215.865" calcext:value-type="float">
            <text:p>215.865</text:p>
          </table:table-cell>
          <table:table-cell office:value-type="float" office:value="217.46" calcext:value-type="float">
            <text:p>217.46</text:p>
          </table:table-cell>
          <table:table-cell office:value-type="float" office:value="215.583" calcext:value-type="float">
            <text:p>215.583</text:p>
          </table:table-cell>
          <table:table-cell office:value-type="float" office:value="217.006" calcext:value-type="float">
            <text:p>217.0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6.858" calcext:value-type="float">
            <text:p>246.858</text:p>
          </table:table-cell>
          <table:table-cell office:value-type="float" office:value="245.774" calcext:value-type="float">
            <text:p>245.774</text:p>
          </table:table-cell>
          <table:table-cell office:value-type="float" office:value="244.429" calcext:value-type="float">
            <text:p>244.429</text:p>
          </table:table-cell>
          <table:table-cell office:value-type="float" office:value="248.177" calcext:value-type="float">
            <text:p>248.177</text:p>
          </table:table-cell>
          <table:table-cell office:value-type="float" office:value="243.089" calcext:value-type="float">
            <text:p>243.0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5.567" calcext:value-type="float">
            <text:p>275.567</text:p>
          </table:table-cell>
          <table:table-cell office:value-type="float" office:value="274.656" calcext:value-type="float">
            <text:p>274.656</text:p>
          </table:table-cell>
          <table:table-cell office:value-type="float" office:value="275.515" calcext:value-type="float">
            <text:p>275.515</text:p>
          </table:table-cell>
          <table:table-cell office:value-type="float" office:value="273.587" calcext:value-type="float">
            <text:p>273.587</text:p>
          </table:table-cell>
          <table:table-cell office:value-type="float" office:value="273.893" calcext:value-type="float">
            <text:p>273.89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78.54" calcext:value-type="float">
            <text:p>1478.54</text:p>
          </table:table-cell>
          <table:table-cell office:value-type="float" office:value="1465.68" calcext:value-type="float">
            <text:p>1465.68</text:p>
          </table:table-cell>
          <table:table-cell office:value-type="float" office:value="1487.62" calcext:value-type="float">
            <text:p>1487.62</text:p>
          </table:table-cell>
          <table:table-cell office:value-type="float" office:value="1477.51" calcext:value-type="float">
            <text:p>1477.51</text:p>
          </table:table-cell>
          <table:table-cell office:value-type="float" office:value="1479.18" calcext:value-type="float">
            <text:p>1479.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23.89" calcext:value-type="float">
            <text:p>1823.89</text:p>
          </table:table-cell>
          <table:table-cell office:value-type="float" office:value="1811.44" calcext:value-type="float">
            <text:p>1811.44</text:p>
          </table:table-cell>
          <table:table-cell office:value-type="float" office:value="1819.76" calcext:value-type="float">
            <text:p>1819.76</text:p>
          </table:table-cell>
          <table:table-cell office:value-type="float" office:value="1809.11" calcext:value-type="float">
            <text:p>1809.11</text:p>
          </table:table-cell>
          <table:table-cell office:value-type="float" office:value="1812.25" calcext:value-type="float">
            <text:p>1812.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145.65" calcext:value-type="float">
            <text:p>2145.65</text:p>
          </table:table-cell>
          <table:table-cell office:value-type="float" office:value="2142.81" calcext:value-type="float">
            <text:p>2142.81</text:p>
          </table:table-cell>
          <table:table-cell office:value-type="float" office:value="2150.55" calcext:value-type="float">
            <text:p>2150.55</text:p>
          </table:table-cell>
          <table:table-cell office:value-type="float" office:value="2141.98" calcext:value-type="float">
            <text:p>2141.98</text:p>
          </table:table-cell>
          <table:table-cell office:value-type="float" office:value="2137.64" calcext:value-type="float">
            <text:p>2137.6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52.12" calcext:value-type="float">
            <text:p>2352.12</text:p>
          </table:table-cell>
          <table:table-cell office:value-type="float" office:value="2353.47" calcext:value-type="float">
            <text:p>2353.47</text:p>
          </table:table-cell>
          <table:table-cell office:value-type="float" office:value="2354.11" calcext:value-type="float">
            <text:p>2354.11</text:p>
          </table:table-cell>
          <table:table-cell office:value-type="float" office:value="2358.13" calcext:value-type="float">
            <text:p>2358.13</text:p>
          </table:table-cell>
          <table:table-cell office:value-type="float" office:value="2342.89" calcext:value-type="float">
            <text:p>2342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565.08" calcext:value-type="float">
            <text:p>2565.08</text:p>
          </table:table-cell>
          <table:table-cell office:value-type="float" office:value="2551" calcext:value-type="float">
            <text:p>2551</text:p>
          </table:table-cell>
          <table:table-cell office:value-type="float" office:value="2564.09" calcext:value-type="float">
            <text:p>2564.09</text:p>
          </table:table-cell>
          <table:table-cell office:value-type="float" office:value="2565.06" calcext:value-type="float">
            <text:p>2565.06</text:p>
          </table:table-cell>
          <table:table-cell office:value-type="float" office:value="2585.89" calcext:value-type="float">
            <text:p>2585.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931.56" calcext:value-type="float">
            <text:p>3931.56</text:p>
          </table:table-cell>
          <table:table-cell office:value-type="float" office:value="3937.43" calcext:value-type="float">
            <text:p>3937.43</text:p>
          </table:table-cell>
          <table:table-cell office:value-type="float" office:value="3926.41" calcext:value-type="float">
            <text:p>3926.41</text:p>
          </table:table-cell>
          <table:table-cell office:value-type="float" office:value="3937.69" calcext:value-type="float">
            <text:p>3937.69</text:p>
          </table:table-cell>
          <table:table-cell office:value-type="float" office:value="3959.19" calcext:value-type="float">
            <text:p>3959.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9.1" calcext:value-type="float">
            <text:p>4279.1</text:p>
          </table:table-cell>
          <table:table-cell office:value-type="float" office:value="4255.77" calcext:value-type="float">
            <text:p>4255.77</text:p>
          </table:table-cell>
          <table:table-cell office:value-type="float" office:value="4266.3" calcext:value-type="float">
            <text:p>4266.3</text:p>
          </table:table-cell>
          <table:table-cell office:value-type="float" office:value="4257.19" calcext:value-type="float">
            <text:p>4257.19</text:p>
          </table:table-cell>
          <table:table-cell office:value-type="float" office:value="4269.36" calcext:value-type="float">
            <text:p>4269.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628.19" calcext:value-type="float">
            <text:p>4628.19</text:p>
          </table:table-cell>
          <table:table-cell office:value-type="float" office:value="4629.79" calcext:value-type="float">
            <text:p>4629.79</text:p>
          </table:table-cell>
          <table:table-cell office:value-type="float" office:value="4607.27" calcext:value-type="float">
            <text:p>4607.27</text:p>
          </table:table-cell>
          <table:table-cell office:value-type="float" office:value="4612.98" calcext:value-type="float">
            <text:p>4612.98</text:p>
          </table:table-cell>
          <table:table-cell office:value-type="float" office:value="4609.26" calcext:value-type="float">
            <text:p>4609.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947.84" calcext:value-type="float">
            <text:p>4947.84</text:p>
          </table:table-cell>
          <table:table-cell office:value-type="float" office:value="4952.02" calcext:value-type="float">
            <text:p>4952.02</text:p>
          </table:table-cell>
          <table:table-cell office:value-type="float" office:value="4932.83" calcext:value-type="float">
            <text:p>4932.83</text:p>
          </table:table-cell>
          <table:table-cell office:value-type="float" office:value="4945.74" calcext:value-type="float">
            <text:p>4945.74</text:p>
          </table:table-cell>
          <table:table-cell office:value-type="float" office:value="4916.75" calcext:value-type="float">
            <text:p>4916.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254.14" calcext:value-type="float">
            <text:p>5254.14</text:p>
          </table:table-cell>
          <table:table-cell office:value-type="float" office:value="5250.72" calcext:value-type="float">
            <text:p>5250.72</text:p>
          </table:table-cell>
          <table:table-cell office:value-type="float" office:value="5258.74" calcext:value-type="float">
            <text:p>5258.74</text:p>
          </table:table-cell>
          <table:table-cell office:value-type="float" office:value="5275.89" calcext:value-type="float">
            <text:p>5275.89</text:p>
          </table:table-cell>
          <table:table-cell office:value-type="float" office:value="5225.25" calcext:value-type="float">
            <text:p>5225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05.65" calcext:value-type="float">
            <text:p>5205.65</text:p>
          </table:table-cell>
          <table:table-cell office:value-type="float" office:value="5212.88" calcext:value-type="float">
            <text:p>5212.88</text:p>
          </table:table-cell>
          <table:table-cell office:value-type="float" office:value="5197.71" calcext:value-type="float">
            <text:p>5197.71</text:p>
          </table:table-cell>
          <table:table-cell office:value-type="float" office:value="5137.27" calcext:value-type="float">
            <text:p>5137.27</text:p>
          </table:table-cell>
          <table:table-cell office:value-type="float" office:value="5176.13" calcext:value-type="float">
            <text:p>5176.1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fdtd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nw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ra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addvectors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55885" calcext:value-type="float">
            <text:p>4.55885</text:p>
          </table:table-cell>
          <table:table-cell office:value-type="float" office:value="4.09389" calcext:value-type="float">
            <text:p>4.09389</text:p>
          </table:table-cell>
          <table:table-cell office:value-type="float" office:value="4.11242" calcext:value-type="float">
            <text:p>4.11242</text:p>
          </table:table-cell>
          <table:table-cell office:value-type="float" office:value="3.7335" calcext:value-type="float">
            <text:p>3.7335</text:p>
          </table:table-cell>
          <table:table-cell office:value-type="float" office:value="4.14051" calcext:value-type="float">
            <text:p>4.14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59866" calcext:value-type="float">
            <text:p>7.59866</text:p>
          </table:table-cell>
          <table:table-cell office:value-type="float" office:value="8.15514" calcext:value-type="float">
            <text:p>8.15514</text:p>
          </table:table-cell>
          <table:table-cell office:value-type="float" office:value="7.9608" calcext:value-type="float">
            <text:p>7.9608</text:p>
          </table:table-cell>
          <table:table-cell office:value-type="float" office:value="7.71296" calcext:value-type="float">
            <text:p>7.71296</text:p>
          </table:table-cell>
          <table:table-cell office:value-type="float" office:value="7.67242" calcext:value-type="float">
            <text:p>7.672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.0939" calcext:value-type="float">
            <text:p>11.0939</text:p>
          </table:table-cell>
          <table:table-cell office:value-type="float" office:value="10.6304" calcext:value-type="float">
            <text:p>10.6304</text:p>
          </table:table-cell>
          <table:table-cell office:value-type="float" office:value="11.4964" calcext:value-type="float">
            <text:p>11.4964</text:p>
          </table:table-cell>
          <table:table-cell office:value-type="float" office:value="10.7684" calcext:value-type="float">
            <text:p>10.7684</text:p>
          </table:table-cell>
          <table:table-cell office:value-type="float" office:value="11.0622" calcext:value-type="float">
            <text:p>11.06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5358" calcext:value-type="float">
            <text:p>13.5358</text:p>
          </table:table-cell>
          <table:table-cell office:value-type="float" office:value="13.9121" calcext:value-type="float">
            <text:p>13.9121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3.383" calcext:value-type="float">
            <text:p>13.383</text:p>
          </table:table-cell>
          <table:table-cell office:value-type="float" office:value="14.2027" calcext:value-type="float">
            <text:p>14.2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.4086" calcext:value-type="float">
            <text:p>16.4086</text:p>
          </table:table-cell>
          <table:table-cell office:value-type="float" office:value="17.6026" calcext:value-type="float">
            <text:p>17.6026</text:p>
          </table:table-cell>
          <table:table-cell office:value-type="float" office:value="15.8024" calcext:value-type="float">
            <text:p>15.8024</text:p>
          </table:table-cell>
          <table:table-cell office:value-type="float" office:value="17.4137" calcext:value-type="float">
            <text:p>17.4137</text:p>
          </table:table-cell>
          <table:table-cell office:value-type="float" office:value="15.7922" calcext:value-type="float">
            <text:p>15.79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9.9375" calcext:value-type="float">
            <text:p>19.9375</text:p>
          </table:table-cell>
          <table:table-cell office:value-type="float" office:value="17.7289" calcext:value-type="float">
            <text:p>17.7289</text:p>
          </table:table-cell>
          <table:table-cell office:value-type="float" office:value="18.5178" calcext:value-type="float">
            <text:p>18.5178</text:p>
          </table:table-cell>
          <table:table-cell office:value-type="float" office:value="18.8785" calcext:value-type="float">
            <text:p>18.8785</text:p>
          </table:table-cell>
          <table:table-cell office:value-type="float" office:value="20.6171" calcext:value-type="float">
            <text:p>20.61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56" calcext:value-type="float">
            <text:p>20.8756</text:p>
          </table:table-cell>
          <table:table-cell office:value-type="float" office:value="24.104" calcext:value-type="float">
            <text:p>24.104</text:p>
          </table:table-cell>
          <table:table-cell office:value-type="float" office:value="23.8792" calcext:value-type="float">
            <text:p>23.8792</text:p>
          </table:table-cell>
          <table:table-cell office:value-type="float" office:value="22.5398" calcext:value-type="float">
            <text:p>22.5398</text:p>
          </table:table-cell>
          <table:table-cell office:value-type="float" office:value="21.2173" calcext:value-type="float">
            <text:p>21.21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6.5463" calcext:value-type="float">
            <text:p>26.5463</text:p>
          </table:table-cell>
          <table:table-cell office:value-type="float" office:value="24.3668" calcext:value-type="float">
            <text:p>24.3668</text:p>
          </table:table-cell>
          <table:table-cell office:value-type="float" office:value="23.8678" calcext:value-type="float">
            <text:p>23.8678</text:p>
          </table:table-cell>
          <table:table-cell office:value-type="float" office:value="23.6747" calcext:value-type="float">
            <text:p>23.6747</text:p>
          </table:table-cell>
          <table:table-cell office:value-type="float" office:value="23.7466" calcext:value-type="float">
            <text:p>23.74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0.9684" calcext:value-type="float">
            <text:p>30.9684</text:p>
          </table:table-cell>
          <table:table-cell office:value-type="float" office:value="27.0593" calcext:value-type="float">
            <text:p>27.0593</text:p>
          </table:table-cell>
          <table:table-cell office:value-type="float" office:value="28.631" calcext:value-type="float">
            <text:p>28.631</text:p>
          </table:table-cell>
          <table:table-cell office:value-type="float" office:value="25.9686" calcext:value-type="float">
            <text:p>25.9686</text:p>
          </table:table-cell>
          <table:table-cell office:value-type="float" office:value="29.5906" calcext:value-type="float">
            <text:p>29.590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7.6852" calcext:value-type="float">
            <text:p>97.6852</text:p>
          </table:table-cell>
          <table:table-cell office:value-type="float" office:value="112.501" calcext:value-type="float">
            <text:p>112.501</text:p>
          </table:table-cell>
          <table:table-cell office:value-type="float" office:value="99.9146" calcext:value-type="float">
            <text:p>99.9146</text:p>
          </table:table-cell>
          <table:table-cell office:value-type="float" office:value="97.3277" calcext:value-type="float">
            <text:p>97.3277</text:p>
          </table:table-cell>
          <table:table-cell office:value-type="float" office:value="95.9337" calcext:value-type="float">
            <text:p>95.93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15.05" calcext:value-type="float">
            <text:p>1115.05</text:p>
          </table:table-cell>
          <table:table-cell office:value-type="float" office:value="872.83" calcext:value-type="float">
            <text:p>872.83</text:p>
          </table:table-cell>
          <table:table-cell office:value-type="float" office:value="1187.62" calcext:value-type="float">
            <text:p>1187.62</text:p>
          </table:table-cell>
          <table:table-cell office:value-type="float" office:value="779.513" calcext:value-type="float">
            <text:p>779.513</text:p>
          </table:table-cell>
          <table:table-cell office:value-type="float" office:value="983.908" calcext:value-type="float">
            <text:p>983.9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721.83" calcext:value-type="float">
            <text:p>1721.83</text:p>
          </table:table-cell>
          <table:table-cell office:value-type="float" office:value="1849.09" calcext:value-type="float">
            <text:p>1849.09</text:p>
          </table:table-cell>
          <table:table-cell office:value-type="float" office:value="1905.55" calcext:value-type="float">
            <text:p>1905.55</text:p>
          </table:table-cell>
          <table:table-cell office:value-type="float" office:value="1434.66" calcext:value-type="float">
            <text:p>1434.66</text:p>
          </table:table-cell>
          <table:table-cell office:value-type="float" office:value="1781.75" calcext:value-type="float">
            <text:p>1781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837.74" calcext:value-type="float">
            <text:p>2837.74</text:p>
          </table:table-cell>
          <table:table-cell office:value-type="float" office:value="2630.06" calcext:value-type="float">
            <text:p>2630.06</text:p>
          </table:table-cell>
          <table:table-cell office:value-type="float" office:value="2295.76" calcext:value-type="float">
            <text:p>2295.76</text:p>
          </table:table-cell>
          <table:table-cell office:value-type="float" office:value="2643.44" calcext:value-type="float">
            <text:p>2643.44</text:p>
          </table:table-cell>
          <table:table-cell office:value-type="float" office:value="2641.06" calcext:value-type="float">
            <text:p>2641.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189.29" calcext:value-type="float">
            <text:p>3189.29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415.75" calcext:value-type="float">
            <text:p>3415.75</text:p>
          </table:table-cell>
          <table:table-cell office:value-type="float" office:value="3379.38" calcext:value-type="float">
            <text:p>3379.38</text:p>
          </table:table-cell>
          <table:table-cell office:value-type="float" office:value="4113.89" calcext:value-type="float">
            <text:p>4113.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41.87" calcext:value-type="float">
            <text:p>4041.87</text:p>
          </table:table-cell>
          <table:table-cell office:value-type="float" office:value="4092.12" calcext:value-type="float">
            <text:p>4092.12</text:p>
          </table:table-cell>
          <table:table-cell office:value-type="float" office:value="3999.1" calcext:value-type="float">
            <text:p>3999.1</text:p>
          </table:table-cell>
          <table:table-cell office:value-type="float" office:value="4552.46" calcext:value-type="float">
            <text:p>4552.46</text:p>
          </table:table-cell>
          <table:table-cell office:value-type="float" office:value="4466.25" calcext:value-type="float">
            <text:p>4466.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437.72" calcext:value-type="float">
            <text:p>5437.72</text:p>
          </table:table-cell>
          <table:table-cell office:value-type="float" office:value="5239.11" calcext:value-type="float">
            <text:p>5239.11</text:p>
          </table:table-cell>
          <table:table-cell office:value-type="float" office:value="5593.89" calcext:value-type="float">
            <text:p>5593.89</text:p>
          </table:table-cell>
          <table:table-cell office:value-type="float" office:value="5718.69" calcext:value-type="float">
            <text:p>5718.69</text:p>
          </table:table-cell>
          <table:table-cell office:value-type="float" office:value="5175.96" calcext:value-type="float">
            <text:p>5175.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61.6" calcext:value-type="float">
            <text:p>6861.6</text:p>
          </table:table-cell>
          <table:table-cell office:value-type="float" office:value="11177.3" calcext:value-type="float">
            <text:p>11177.3</text:p>
          </table:table-cell>
          <table:table-cell office:value-type="float" office:value="7260.92" calcext:value-type="float">
            <text:p>7260.92</text:p>
          </table:table-cell>
          <table:table-cell office:value-type="float" office:value="6871.4" calcext:value-type="float">
            <text:p>6871.4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713.91" calcext:value-type="float">
            <text:p>8713.91</text:p>
          </table:table-cell>
          <table:table-cell office:value-type="float" office:value="8685.56" calcext:value-type="float">
            <text:p>8685.56</text:p>
          </table:table-cell>
          <table:table-cell office:value-type="float" office:value="8520.52" calcext:value-type="float">
            <text:p>8520.52</text:p>
          </table:table-cell>
          <table:table-cell office:value-type="float" office:value="13091.6" calcext:value-type="float">
            <text:p>13091.6</text:p>
          </table:table-cell>
          <table:table-cell office:value-type="float" office:value="8811.5" calcext:value-type="float">
            <text:p>8811.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1074.5" calcext:value-type="float">
            <text:p>11074.5</text:p>
          </table:table-cell>
          <table:table-cell office:value-type="float" office:value="18285.4" calcext:value-type="float">
            <text:p>18285.4</text:p>
          </table:table-cell>
          <table:table-cell office:value-type="float" office:value="10554.3" calcext:value-type="float">
            <text:p>10554.3</text:p>
          </table:table-cell>
          <table:table-cell office:value-type="float" office:value="17585.1" calcext:value-type="float">
            <text:p>17585.1</text:p>
          </table:table-cell>
          <table:table-cell office:value-type="float" office:value="10751.3" calcext:value-type="float">
            <text:p>10751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4326.8" calcext:value-type="float">
            <text:p>14326.8</text:p>
          </table:table-cell>
          <table:table-cell office:value-type="float" office:value="14533.7" calcext:value-type="float">
            <text:p>14533.7</text:p>
          </table:table-cell>
          <table:table-cell office:value-type="float" office:value="14802.3" calcext:value-type="float">
            <text:p>14802.3</text:p>
          </table:table-cell>
          <table:table-cell office:value-type="float" office:value="14282.6" calcext:value-type="float">
            <text:p>14282.6</text:p>
          </table:table-cell>
          <table:table-cell office:value-type="float" office:value="14823.1" calcext:value-type="float">
            <text:p>14823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8087" calcext:value-type="float">
            <text:p>29.8087</text:p>
          </table:table-cell>
          <table:table-cell office:value-type="float" office:value="34.1868" calcext:value-type="float">
            <text:p>34.1868</text:p>
          </table:table-cell>
          <table:table-cell office:value-type="float" office:value="28.6679" calcext:value-type="float">
            <text:p>28.6679</text:p>
          </table:table-cell>
          <table:table-cell office:value-type="float" office:value="31.5301" calcext:value-type="float">
            <text:p>31.5301</text:p>
          </table:table-cell>
          <table:table-cell office:value-type="float" office:value="30.2028" calcext:value-type="float">
            <text:p>30.2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658" calcext:value-type="float">
            <text:p>54.658</text:p>
          </table:table-cell>
          <table:table-cell office:value-type="float" office:value="54.3048" calcext:value-type="float">
            <text:p>54.3048</text:p>
          </table:table-cell>
          <table:table-cell office:value-type="float" office:value="53.7047" calcext:value-type="float">
            <text:p>53.7047</text:p>
          </table:table-cell>
          <table:table-cell office:value-type="float" office:value="54.3336" calcext:value-type="float">
            <text:p>54.3336</text:p>
          </table:table-cell>
          <table:table-cell office:value-type="float" office:value="54.46" calcext:value-type="float">
            <text:p>54.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8.5931" calcext:value-type="float">
            <text:p>78.5931</text:p>
          </table:table-cell>
          <table:table-cell office:value-type="float" office:value="79.4481" calcext:value-type="float">
            <text:p>79.4481</text:p>
          </table:table-cell>
          <table:table-cell office:value-type="float" office:value="79.1101" calcext:value-type="float">
            <text:p>79.1101</text:p>
          </table:table-cell>
          <table:table-cell office:value-type="float" office:value="79.618" calcext:value-type="float">
            <text:p>79.618</text:p>
          </table:table-cell>
          <table:table-cell office:value-type="float" office:value="81.5174" calcext:value-type="float">
            <text:p>81.51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241" calcext:value-type="float">
            <text:p>100.241</text:p>
          </table:table-cell>
          <table:table-cell office:value-type="float" office:value="101.43" calcext:value-type="float">
            <text:p>101.43</text:p>
          </table:table-cell>
          <table:table-cell office:value-type="float" office:value="110.5" calcext:value-type="float">
            <text:p>110.5</text:p>
          </table:table-cell>
          <table:table-cell office:value-type="float" office:value="104.127" calcext:value-type="float">
            <text:p>104.127</text:p>
          </table:table-cell>
          <table:table-cell office:value-type="float" office:value="101.722" calcext:value-type="float">
            <text:p>101.7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119" calcext:value-type="float">
            <text:p>124.119</text:p>
          </table:table-cell>
          <table:table-cell office:value-type="float" office:value="127.472" calcext:value-type="float">
            <text:p>127.472</text:p>
          </table:table-cell>
          <table:table-cell office:value-type="float" office:value="129.297" calcext:value-type="float">
            <text:p>129.297</text:p>
          </table:table-cell>
          <table:table-cell office:value-type="float" office:value="124.535" calcext:value-type="float">
            <text:p>124.535</text:p>
          </table:table-cell>
          <table:table-cell office:value-type="float" office:value="124.071" calcext:value-type="float">
            <text:p>124.0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6.999" calcext:value-type="float">
            <text:p>146.999</text:p>
          </table:table-cell>
          <table:table-cell office:value-type="float" office:value="147.292" calcext:value-type="float">
            <text:p>147.292</text:p>
          </table:table-cell>
          <table:table-cell office:value-type="float" office:value="148.691" calcext:value-type="float">
            <text:p>148.691</text:p>
          </table:table-cell>
          <table:table-cell office:value-type="float" office:value="158.673" calcext:value-type="float">
            <text:p>158.673</text:p>
          </table:table-cell>
          <table:table-cell office:value-type="float" office:value="148.298" calcext:value-type="float">
            <text:p>148.2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8.05" calcext:value-type="float">
            <text:p>168.05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176.908" calcext:value-type="float">
            <text:p>176.908</text:p>
          </table:table-cell>
          <table:table-cell office:value-type="float" office:value="168.308" calcext:value-type="float">
            <text:p>168.308</text:p>
          </table:table-cell>
          <table:table-cell office:value-type="float" office:value="170.322" calcext:value-type="float">
            <text:p>170.3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3.364" calcext:value-type="float">
            <text:p>193.364</text:p>
          </table:table-cell>
          <table:table-cell office:value-type="float" office:value="192.768" calcext:value-type="float">
            <text:p>192.768</text:p>
          </table:table-cell>
          <table:table-cell office:value-type="float" office:value="192.463" calcext:value-type="float">
            <text:p>192.463</text:p>
          </table:table-cell>
          <table:table-cell office:value-type="float" office:value="191.744" calcext:value-type="float">
            <text:p>191.744</text:p>
          </table:table-cell>
          <table:table-cell office:value-type="float" office:value="193.155" calcext:value-type="float">
            <text:p>193.1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76" calcext:value-type="float">
            <text:p>214.476</text:p>
          </table:table-cell>
          <table:table-cell office:value-type="float" office:value="215.65" calcext:value-type="float">
            <text:p>215.65</text:p>
          </table:table-cell>
          <table:table-cell office:value-type="float" office:value="213.739" calcext:value-type="float">
            <text:p>213.739</text:p>
          </table:table-cell>
          <table:table-cell office:value-type="float" office:value="213.869" calcext:value-type="float">
            <text:p>213.869</text:p>
          </table:table-cell>
          <table:table-cell office:value-type="float" office:value="214.369" calcext:value-type="float">
            <text:p>214.36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87.904" calcext:value-type="float">
            <text:p>487.904</text:p>
          </table:table-cell>
          <table:table-cell office:value-type="float" office:value="483.311" calcext:value-type="float">
            <text:p>483.311</text:p>
          </table:table-cell>
          <table:table-cell office:value-type="float" office:value="503.822" calcext:value-type="float">
            <text:p>503.822</text:p>
          </table:table-cell>
          <table:table-cell office:value-type="float" office:value="471.057" calcext:value-type="float">
            <text:p>471.057</text:p>
          </table:table-cell>
          <table:table-cell office:value-type="float" office:value="490.9" calcext:value-type="float">
            <text:p>490.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405.16" calcext:value-type="float">
            <text:p>6405.16</text:p>
          </table:table-cell>
          <table:table-cell office:value-type="float" office:value="9873.01" calcext:value-type="float">
            <text:p>9873.01</text:p>
          </table:table-cell>
          <table:table-cell office:value-type="float" office:value="7680.46" calcext:value-type="float">
            <text:p>7680.46</text:p>
          </table:table-cell>
          <table:table-cell office:value-type="float" office:value="7493.71" calcext:value-type="float">
            <text:p>7493.71</text:p>
          </table:table-cell>
          <table:table-cell office:value-type="float" office:value="8562.21" calcext:value-type="float">
            <text:p>8562.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926.7" calcext:value-type="float">
            <text:p>39926.7</text:p>
          </table:table-cell>
          <table:table-cell office:value-type="float" office:value="18791.2" calcext:value-type="float">
            <text:p>18791.2</text:p>
          </table:table-cell>
          <table:table-cell office:value-type="float" office:value="42976.1" calcext:value-type="float">
            <text:p>42976.1</text:p>
          </table:table-cell>
          <table:table-cell office:value-type="float" office:value="40931" calcext:value-type="float">
            <text:p>40931</text:p>
          </table:table-cell>
          <table:table-cell office:value-type="float" office:value="17842.8" calcext:value-type="float">
            <text:p>17842.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57015.6" calcext:value-type="float">
            <text:p>57015.6</text:p>
          </table:table-cell>
          <table:table-cell office:value-type="float" office:value="53954.4" calcext:value-type="float">
            <text:p>53954.4</text:p>
          </table:table-cell>
          <table:table-cell office:value-type="float" office:value="47288.7" calcext:value-type="float">
            <text:p>47288.7</text:p>
          </table:table-cell>
          <table:table-cell office:value-type="float" office:value="32231.8" calcext:value-type="float">
            <text:p>32231.8</text:p>
          </table:table-cell>
          <table:table-cell office:value-type="float" office:value="57093.5" calcext:value-type="float">
            <text:p>57093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9252.5" calcext:value-type="float">
            <text:p>89252.5</text:p>
          </table:table-cell>
          <table:table-cell office:value-type="float" office:value="86121.9" calcext:value-type="float">
            <text:p>86121.9</text:p>
          </table:table-cell>
          <table:table-cell office:value-type="float" office:value="84836.4" calcext:value-type="float">
            <text:p>84836.4</text:p>
          </table:table-cell>
          <table:table-cell office:value-type="float" office:value="83799.2" calcext:value-type="float">
            <text:p>83799.2</text:p>
          </table:table-cell>
          <table:table-cell office:value-type="float" office:value="71203.4" calcext:value-type="float">
            <text:p>71203.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5533.5" calcext:value-type="float">
            <text:p>95533.5</text:p>
          </table:table-cell>
          <table:table-cell office:value-type="float" office:value="96170.1" calcext:value-type="float">
            <text:p>96170.1</text:p>
          </table:table-cell>
          <table:table-cell office:value-type="float" office:value="108034" calcext:value-type="float">
            <text:p>108034</text:p>
          </table:table-cell>
          <table:table-cell office:value-type="float" office:value="103646" calcext:value-type="float">
            <text:p>103646</text:p>
          </table:table-cell>
          <table:table-cell office:value-type="float" office:value="103957" calcext:value-type="float">
            <text:p>1039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28403" calcext:value-type="float">
            <text:p>128403</text:p>
          </table:table-cell>
          <table:table-cell office:value-type="float" office:value="145692" calcext:value-type="float">
            <text:p>145692</text:p>
          </table:table-cell>
          <table:table-cell office:value-type="float" office:value="147337" calcext:value-type="float">
            <text:p>147337</text:p>
          </table:table-cell>
          <table:table-cell office:value-type="float" office:value="143817" calcext:value-type="float">
            <text:p>143817</text:p>
          </table:table-cell>
          <table:table-cell office:value-type="float" office:value="126181" calcext:value-type="float">
            <text:p>126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598" calcext:value-type="float">
            <text:p>173598</text:p>
          </table:table-cell>
          <table:table-cell office:value-type="float" office:value="175397" calcext:value-type="float">
            <text:p>175397</text:p>
          </table:table-cell>
          <table:table-cell office:value-type="float" office:value="174763" calcext:value-type="float">
            <text:p>174763</text:p>
          </table:table-cell>
          <table:table-cell office:value-type="float" office:value="149605" calcext:value-type="float">
            <text:p>149605</text:p>
          </table:table-cell>
          <table:table-cell office:value-type="float" office:value="148719" calcext:value-type="float">
            <text:p>1487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167" calcext:value-type="float">
            <text:p>191167</text:p>
          </table:table-cell>
          <table:table-cell office:value-type="float" office:value="187248" calcext:value-type="float">
            <text:p>187248</text:p>
          </table:table-cell>
          <table:table-cell office:value-type="float" office:value="201914" calcext:value-type="float">
            <text:p>201914</text:p>
          </table:table-cell>
          <table:table-cell office:value-type="float" office:value="186994" calcext:value-type="float">
            <text:p>186994</text:p>
          </table:table-cell>
          <table:table-cell office:value-type="float" office:value="188273" calcext:value-type="float">
            <text:p>1882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32747" calcext:value-type="float">
            <text:p>232747</text:p>
          </table:table-cell>
          <table:table-cell office:value-type="float" office:value="235301" calcext:value-type="float">
            <text:p>235301</text:p>
          </table:table-cell>
          <table:table-cell office:value-type="float" office:value="228079" calcext:value-type="float">
            <text:p>228079</text:p>
          </table:table-cell>
          <table:table-cell office:value-type="float" office:value="226448" calcext:value-type="float">
            <text:p>226448</text:p>
          </table:table-cell>
          <table:table-cell office:value-type="float" office:value="228483" calcext:value-type="float">
            <text:p>2284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9676" calcext:value-type="float">
            <text:p>259676</text:p>
          </table:table-cell>
          <table:table-cell office:value-type="float" office:value="263454" calcext:value-type="float">
            <text:p>263454</text:p>
          </table:table-cell>
          <table:table-cell office:value-type="float" office:value="256677" calcext:value-type="float">
            <text:p>256677</text:p>
          </table:table-cell>
          <table:table-cell office:value-type="float" office:value="274685" calcext:value-type="float">
            <text:p>274685</text:p>
          </table:table-cell>
          <table:table-cell office:value-type="float" office:value="260792" calcext:value-type="float">
            <text:p>260792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1309" calcext:value-type="float">
            <text:p>2.31309</text:p>
          </table:table-cell>
          <table:table-cell office:value-type="float" office:value="3.04323" calcext:value-type="float">
            <text:p>3.04323</text:p>
          </table:table-cell>
          <table:table-cell office:value-type="float" office:value="2.34538" calcext:value-type="float">
            <text:p>2.34538</text:p>
          </table:table-cell>
          <table:table-cell office:value-type="float" office:value="2.49856" calcext:value-type="float">
            <text:p>2.49856</text:p>
          </table:table-cell>
          <table:table-cell office:value-type="float" office:value="2.60915" calcext:value-type="float">
            <text:p>2.609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6019" calcext:value-type="float">
            <text:p>4.36019</text:p>
          </table:table-cell>
          <table:table-cell office:value-type="float" office:value="4.10829" calcext:value-type="float">
            <text:p>4.10829</text:p>
          </table:table-cell>
          <table:table-cell office:value-type="float" office:value="4.69322" calcext:value-type="float">
            <text:p>4.69322</text:p>
          </table:table-cell>
          <table:table-cell office:value-type="float" office:value="4.16154" calcext:value-type="float">
            <text:p>4.16154</text:p>
          </table:table-cell>
          <table:table-cell office:value-type="float" office:value="4.14826" calcext:value-type="float">
            <text:p>4.14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91462" calcext:value-type="float">
            <text:p>5.91462</text:p>
          </table:table-cell>
          <table:table-cell office:value-type="float" office:value="5.88189" calcext:value-type="float">
            <text:p>5.88189</text:p>
          </table:table-cell>
          <table:table-cell office:value-type="float" office:value="5.34717" calcext:value-type="float">
            <text:p>5.34717</text:p>
          </table:table-cell>
          <table:table-cell office:value-type="float" office:value="5.3135" calcext:value-type="float">
            <text:p>5.3135</text:p>
          </table:table-cell>
          <table:table-cell office:value-type="float" office:value="5.19987" calcext:value-type="float">
            <text:p>5.199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55818" calcext:value-type="float">
            <text:p>7.55818</text:p>
          </table:table-cell>
          <table:table-cell office:value-type="float" office:value="7.72915" calcext:value-type="float">
            <text:p>7.72915</text:p>
          </table:table-cell>
          <table:table-cell office:value-type="float" office:value="7.79213" calcext:value-type="float">
            <text:p>7.79213</text:p>
          </table:table-cell>
          <table:table-cell office:value-type="float" office:value="8.2081" calcext:value-type="float">
            <text:p>8.2081</text:p>
          </table:table-cell>
          <table:table-cell office:value-type="float" office:value="7.7713" calcext:value-type="float">
            <text:p>7.77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41475" calcext:value-type="float">
            <text:p>9.41475</text:p>
          </table:table-cell>
          <table:table-cell office:value-type="float" office:value="9.0912" calcext:value-type="float">
            <text:p>9.0912</text:p>
          </table:table-cell>
          <table:table-cell office:value-type="float" office:value="9.5191" calcext:value-type="float">
            <text:p>9.5191</text:p>
          </table:table-cell>
          <table:table-cell office:value-type="float" office:value="9.31965" calcext:value-type="float">
            <text:p>9.31965</text:p>
          </table:table-cell>
          <table:table-cell office:value-type="float" office:value="10.0966" calcext:value-type="float">
            <text:p>10.09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.043" calcext:value-type="float">
            <text:p>11.043</text:p>
          </table:table-cell>
          <table:table-cell office:value-type="float" office:value="11.137" calcext:value-type="float">
            <text:p>11.137</text:p>
          </table:table-cell>
          <table:table-cell office:value-type="float" office:value="11.3703" calcext:value-type="float">
            <text:p>11.3703</text:p>
          </table:table-cell>
          <table:table-cell office:value-type="float" office:value="11.008" calcext:value-type="float">
            <text:p>11.008</text:p>
          </table:table-cell>
          <table:table-cell office:value-type="float" office:value="10.6862" calcext:value-type="float">
            <text:p>10.68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3.3263" calcext:value-type="float">
            <text:p>13.3263</text:p>
          </table:table-cell>
          <table:table-cell office:value-type="float" office:value="12.7652" calcext:value-type="float">
            <text:p>12.7652</text:p>
          </table:table-cell>
          <table:table-cell office:value-type="float" office:value="13.1197" calcext:value-type="float">
            <text:p>13.1197</text:p>
          </table:table-cell>
          <table:table-cell office:value-type="float" office:value="12.6644" calcext:value-type="float">
            <text:p>12.6644</text:p>
          </table:table-cell>
          <table:table-cell office:value-type="float" office:value="12.5174" calcext:value-type="float">
            <text:p>12.51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.0124" calcext:value-type="float">
            <text:p>15.0124</text:p>
          </table:table-cell>
          <table:table-cell office:value-type="float" office:value="14.2697" calcext:value-type="float">
            <text:p>14.2697</text:p>
          </table:table-cell>
          <table:table-cell office:value-type="float" office:value="14.2127" calcext:value-type="float">
            <text:p>14.2127</text:p>
          </table:table-cell>
          <table:table-cell office:value-type="float" office:value="14.4077" calcext:value-type="float">
            <text:p>14.4077</text:p>
          </table:table-cell>
          <table:table-cell office:value-type="float" office:value="14.7969" calcext:value-type="float">
            <text:p>14.79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5798" calcext:value-type="float">
            <text:p>15.5798</text:p>
          </table:table-cell>
          <table:table-cell office:value-type="float" office:value="15.6202" calcext:value-type="float">
            <text:p>15.6202</text:p>
          </table:table-cell>
          <table:table-cell office:value-type="float" office:value="16.2017" calcext:value-type="float">
            <text:p>16.2017</text:p>
          </table:table-cell>
          <table:table-cell office:value-type="float" office:value="16.1" calcext:value-type="float">
            <text:p>16.1</text:p>
          </table:table-cell>
          <table:table-cell office:value-type="float" office:value="15.4436" calcext:value-type="float">
            <text:p>15.44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0.2391" calcext:value-type="float">
            <text:p>40.2391</text:p>
          </table:table-cell>
          <table:table-cell office:value-type="float" office:value="40.6587" calcext:value-type="float">
            <text:p>40.6587</text:p>
          </table:table-cell>
          <table:table-cell office:value-type="float" office:value="38.2782" calcext:value-type="float">
            <text:p>38.2782</text:p>
          </table:table-cell>
          <table:table-cell office:value-type="float" office:value="39.1389" calcext:value-type="float">
            <text:p>39.1389</text:p>
          </table:table-cell>
          <table:table-cell office:value-type="float" office:value="39.2099" calcext:value-type="float">
            <text:p>39.2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5.3202" calcext:value-type="float">
            <text:p>45.3202</text:p>
          </table:table-cell>
          <table:table-cell office:value-type="float" office:value="44.0957" calcext:value-type="float">
            <text:p>44.0957</text:p>
          </table:table-cell>
          <table:table-cell office:value-type="float" office:value="44.3752" calcext:value-type="float">
            <text:p>44.3752</text:p>
          </table:table-cell>
          <table:table-cell office:value-type="float" office:value="43.0199" calcext:value-type="float">
            <text:p>43.0199</text:p>
          </table:table-cell>
          <table:table-cell office:value-type="float" office:value="43.1022" calcext:value-type="float">
            <text:p>43.10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70.6117" calcext:value-type="float">
            <text:p>70.6117</text:p>
          </table:table-cell>
          <table:table-cell office:value-type="float" office:value="68.5997" calcext:value-type="float">
            <text:p>68.5997</text:p>
          </table:table-cell>
          <table:table-cell office:value-type="float" office:value="68.333" calcext:value-type="float">
            <text:p>68.333</text:p>
          </table:table-cell>
          <table:table-cell office:value-type="float" office:value="68.6457" calcext:value-type="float">
            <text:p>68.6457</text:p>
          </table:table-cell>
          <table:table-cell office:value-type="float" office:value="68.5128" calcext:value-type="float">
            <text:p>68.5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59.697" calcext:value-type="float">
            <text:p>159.697</text:p>
          </table:table-cell>
          <table:table-cell office:value-type="float" office:value="163.828" calcext:value-type="float">
            <text:p>163.828</text:p>
          </table:table-cell>
          <table:table-cell office:value-type="float" office:value="158.759" calcext:value-type="float">
            <text:p>158.759</text:p>
          </table:table-cell>
          <table:table-cell office:value-type="float" office:value="147.855" calcext:value-type="float">
            <text:p>147.855</text:p>
          </table:table-cell>
          <table:table-cell office:value-type="float" office:value="161.787" calcext:value-type="float">
            <text:p>161.7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28.648" calcext:value-type="float">
            <text:p>328.648</text:p>
          </table:table-cell>
          <table:table-cell office:value-type="float" office:value="327.812" calcext:value-type="float">
            <text:p>327.812</text:p>
          </table:table-cell>
          <table:table-cell office:value-type="float" office:value="320.684" calcext:value-type="float">
            <text:p>320.684</text:p>
          </table:table-cell>
          <table:table-cell office:value-type="float" office:value="325.811" calcext:value-type="float">
            <text:p>325.811</text:p>
          </table:table-cell>
          <table:table-cell office:value-type="float" office:value="323.004" calcext:value-type="float">
            <text:p>323.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21.06" calcext:value-type="float">
            <text:p>2021.06</text:p>
          </table:table-cell>
          <table:table-cell office:value-type="float" office:value="2021.73" calcext:value-type="float">
            <text:p>2021.73</text:p>
          </table:table-cell>
          <table:table-cell office:value-type="float" office:value="2023.4" calcext:value-type="float">
            <text:p>2023.4</text:p>
          </table:table-cell>
          <table:table-cell office:value-type="float" office:value="2165.22" calcext:value-type="float">
            <text:p>2165.22</text:p>
          </table:table-cell>
          <table:table-cell office:value-type="float" office:value="2045.24" calcext:value-type="float">
            <text:p>2045.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7816.57" calcext:value-type="float">
            <text:p>7816.57</text:p>
          </table:table-cell>
          <table:table-cell office:value-type="float" office:value="9461.88" calcext:value-type="float">
            <text:p>9461.88</text:p>
          </table:table-cell>
          <table:table-cell office:value-type="float" office:value="8093.27" calcext:value-type="float">
            <text:p>8093.27</text:p>
          </table:table-cell>
          <table:table-cell office:value-type="float" office:value="8254.16" calcext:value-type="float">
            <text:p>8254.16</text:p>
          </table:table-cell>
          <table:table-cell office:value-type="float" office:value="6819.18" calcext:value-type="float">
            <text:p>6819.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487.57" calcext:value-type="float">
            <text:p>9487.57</text:p>
          </table:table-cell>
          <table:table-cell office:value-type="float" office:value="10772.1" calcext:value-type="float">
            <text:p>10772.1</text:p>
          </table:table-cell>
          <table:table-cell office:value-type="float" office:value="11383" calcext:value-type="float">
            <text:p>11383</text:p>
          </table:table-cell>
          <table:table-cell office:value-type="float" office:value="10471.8" calcext:value-type="float">
            <text:p>10471.8</text:p>
          </table:table-cell>
          <table:table-cell office:value-type="float" office:value="10268.2" calcext:value-type="float">
            <text:p>10268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211.4" calcext:value-type="float">
            <text:p>17211.4</text:p>
          </table:table-cell>
          <table:table-cell office:value-type="float" office:value="15399" calcext:value-type="float">
            <text:p>15399</text:p>
          </table:table-cell>
          <table:table-cell office:value-type="float" office:value="16192.9" calcext:value-type="float">
            <text:p>16192.9</text:p>
          </table:table-cell>
          <table:table-cell office:value-type="float" office:value="13928.1" calcext:value-type="float">
            <text:p>13928.1</text:p>
          </table:table-cell>
          <table:table-cell office:value-type="float" office:value="15571.5" calcext:value-type="float">
            <text:p>15571.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211.4" calcext:value-type="float">
            <text:p>19211.4</text:p>
          </table:table-cell>
          <table:table-cell office:value-type="float" office:value="17649.8" calcext:value-type="float">
            <text:p>17649.8</text:p>
          </table:table-cell>
          <table:table-cell office:value-type="float" office:value="19261.2" calcext:value-type="float">
            <text:p>19261.2</text:p>
          </table:table-cell>
          <table:table-cell office:value-type="float" office:value="19319" calcext:value-type="float">
            <text:p>19319</text:p>
          </table:table-cell>
          <table:table-cell office:value-type="float" office:value="16973.6" calcext:value-type="float">
            <text:p>16973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2988.8" calcext:value-type="float">
            <text:p>22988.8</text:p>
          </table:table-cell>
          <table:table-cell office:value-type="float" office:value="23518.9" calcext:value-type="float">
            <text:p>23518.9</text:p>
          </table:table-cell>
          <table:table-cell office:value-type="float" office:value="23222.6" calcext:value-type="float">
            <text:p>23222.6</text:p>
          </table:table-cell>
          <table:table-cell office:value-type="float" office:value="23125.3" calcext:value-type="float">
            <text:p>23125.3</text:p>
          </table:table-cell>
          <table:table-cell office:value-type="float" office:value="23548.6" calcext:value-type="float">
            <text:p>2354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7504" calcext:value-type="float">
            <text:p>16.7504</text:p>
          </table:table-cell>
          <table:table-cell office:value-type="float" office:value="17.1232" calcext:value-type="float">
            <text:p>17.1232</text:p>
          </table:table-cell>
          <table:table-cell office:value-type="float" office:value="17.6763" calcext:value-type="float">
            <text:p>17.6763</text:p>
          </table:table-cell>
          <table:table-cell office:value-type="float" office:value="17.6456" calcext:value-type="float">
            <text:p>17.6456</text:p>
          </table:table-cell>
          <table:table-cell office:value-type="float" office:value="17.3418" calcext:value-type="float">
            <text:p>17.34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2.8147" calcext:value-type="float">
            <text:p>32.8147</text:p>
          </table:table-cell>
          <table:table-cell office:value-type="float" office:value="34.1126" calcext:value-type="float">
            <text:p>34.1126</text:p>
          </table:table-cell>
          <table:table-cell office:value-type="float" office:value="32.3816" calcext:value-type="float">
            <text:p>32.3816</text:p>
          </table:table-cell>
          <table:table-cell office:value-type="float" office:value="33.1152" calcext:value-type="float">
            <text:p>33.1152</text:p>
          </table:table-cell>
          <table:table-cell office:value-type="float" office:value="34.2411" calcext:value-type="float">
            <text:p>34.24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7.7707" calcext:value-type="float">
            <text:p>47.7707</text:p>
          </table:table-cell>
          <table:table-cell office:value-type="float" office:value="47.6373" calcext:value-type="float">
            <text:p>47.6373</text:p>
          </table:table-cell>
          <table:table-cell office:value-type="float" office:value="52.1292" calcext:value-type="float">
            <text:p>52.1292</text:p>
          </table:table-cell>
          <table:table-cell office:value-type="float" office:value="45.8465" calcext:value-type="float">
            <text:p>45.8465</text:p>
          </table:table-cell>
          <table:table-cell office:value-type="float" office:value="45.8229" calcext:value-type="float">
            <text:p>45.82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525" calcext:value-type="float">
            <text:p>61.1525</text:p>
          </table:table-cell>
          <table:table-cell office:value-type="float" office:value="60.6724" calcext:value-type="float">
            <text:p>60.6724</text:p>
          </table:table-cell>
          <table:table-cell office:value-type="float" office:value="60.1997" calcext:value-type="float">
            <text:p>60.1997</text:p>
          </table:table-cell>
          <table:table-cell office:value-type="float" office:value="61.7244" calcext:value-type="float">
            <text:p>61.7244</text:p>
          </table:table-cell>
          <table:table-cell office:value-type="float" office:value="61.9387" calcext:value-type="float">
            <text:p>61.93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1458" calcext:value-type="float">
            <text:p>74.1458</text:p>
          </table:table-cell>
          <table:table-cell office:value-type="float" office:value="74.2748" calcext:value-type="float">
            <text:p>74.2748</text:p>
          </table:table-cell>
          <table:table-cell office:value-type="float" office:value="76.0792" calcext:value-type="float">
            <text:p>76.0792</text:p>
          </table:table-cell>
          <table:table-cell office:value-type="float" office:value="74.0772" calcext:value-type="float">
            <text:p>74.0772</text:p>
          </table:table-cell>
          <table:table-cell office:value-type="float" office:value="75.5679" calcext:value-type="float">
            <text:p>75.56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2.8876" calcext:value-type="float">
            <text:p>92.8876</text:p>
          </table:table-cell>
          <table:table-cell office:value-type="float" office:value="90.0527" calcext:value-type="float">
            <text:p>90.0527</text:p>
          </table:table-cell>
          <table:table-cell office:value-type="float" office:value="89.5734" calcext:value-type="float">
            <text:p>89.5734</text:p>
          </table:table-cell>
          <table:table-cell office:value-type="float" office:value="88.3917" calcext:value-type="float">
            <text:p>88.3917</text:p>
          </table:table-cell>
          <table:table-cell office:value-type="float" office:value="89.9821" calcext:value-type="float">
            <text:p>89.98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887" calcext:value-type="float">
            <text:p>105.887</text:p>
          </table:table-cell>
          <table:table-cell office:value-type="float" office:value="105.254" calcext:value-type="float">
            <text:p>105.254</text:p>
          </table:table-cell>
          <table:table-cell office:value-type="float" office:value="104.214" calcext:value-type="float">
            <text:p>104.214</text:p>
          </table:table-cell>
          <table:table-cell office:value-type="float" office:value="105.715" calcext:value-type="float">
            <text:p>105.715</text:p>
          </table:table-cell>
          <table:table-cell office:value-type="float" office:value="104.381" calcext:value-type="float">
            <text:p>104.3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689" calcext:value-type="float">
            <text:p>117.689</text:p>
          </table:table-cell>
          <table:table-cell office:value-type="float" office:value="117.277" calcext:value-type="float">
            <text:p>117.277</text:p>
          </table:table-cell>
          <table:table-cell office:value-type="float" office:value="118.346" calcext:value-type="float">
            <text:p>118.346</text:p>
          </table:table-cell>
          <table:table-cell office:value-type="float" office:value="124.904" calcext:value-type="float">
            <text:p>124.904</text:p>
          </table:table-cell>
          <table:table-cell office:value-type="float" office:value="134.203" calcext:value-type="float">
            <text:p>134.2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2.579" calcext:value-type="float">
            <text:p>132.579</text:p>
          </table:table-cell>
          <table:table-cell office:value-type="float" office:value="135.496" calcext:value-type="float">
            <text:p>135.496</text:p>
          </table:table-cell>
          <table:table-cell office:value-type="float" office:value="134.963" calcext:value-type="float">
            <text:p>134.963</text:p>
          </table:table-cell>
          <table:table-cell office:value-type="float" office:value="133.231" calcext:value-type="float">
            <text:p>133.231</text:p>
          </table:table-cell>
          <table:table-cell office:value-type="float" office:value="133.722" calcext:value-type="float">
            <text:p>133.72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1.631" calcext:value-type="float">
            <text:p>191.631</text:p>
          </table:table-cell>
          <table:table-cell office:value-type="float" office:value="200.501" calcext:value-type="float">
            <text:p>200.501</text:p>
          </table:table-cell>
          <table:table-cell office:value-type="float" office:value="184.835" calcext:value-type="float">
            <text:p>184.835</text:p>
          </table:table-cell>
          <table:table-cell office:value-type="float" office:value="198.731" calcext:value-type="float">
            <text:p>198.731</text:p>
          </table:table-cell>
          <table:table-cell office:value-type="float" office:value="190.288" calcext:value-type="float">
            <text:p>190.2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0.269" calcext:value-type="float">
            <text:p>390.269</text:p>
          </table:table-cell>
          <table:table-cell office:value-type="float" office:value="399.858" calcext:value-type="float">
            <text:p>399.858</text:p>
          </table:table-cell>
          <table:table-cell office:value-type="float" office:value="395.774" calcext:value-type="float">
            <text:p>395.774</text:p>
          </table:table-cell>
          <table:table-cell office:value-type="float" office:value="394.374" calcext:value-type="float">
            <text:p>394.374</text:p>
          </table:table-cell>
          <table:table-cell office:value-type="float" office:value="395.293" calcext:value-type="float">
            <text:p>395.2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6.909" calcext:value-type="float">
            <text:p>456.909</text:p>
          </table:table-cell>
          <table:table-cell office:value-type="float" office:value="463.028" calcext:value-type="float">
            <text:p>463.028</text:p>
          </table:table-cell>
          <table:table-cell office:value-type="float" office:value="460.143" calcext:value-type="float">
            <text:p>460.143</text:p>
          </table:table-cell>
          <table:table-cell office:value-type="float" office:value="459.956" calcext:value-type="float">
            <text:p>459.956</text:p>
          </table:table-cell>
          <table:table-cell office:value-type="float" office:value="458.614" calcext:value-type="float">
            <text:p>458.6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005.83" calcext:value-type="float">
            <text:p>1005.83</text:p>
          </table:table-cell>
          <table:table-cell office:value-type="float" office:value="1089.84" calcext:value-type="float">
            <text:p>1089.84</text:p>
          </table:table-cell>
          <table:table-cell office:value-type="float" office:value="1010.27" calcext:value-type="float">
            <text:p>1010.27</text:p>
          </table:table-cell>
          <table:table-cell office:value-type="float" office:value="1011.47" calcext:value-type="float">
            <text:p>1011.47</text:p>
          </table:table-cell>
          <table:table-cell office:value-type="float" office:value="1008.71" calcext:value-type="float">
            <text:p>1008.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794.18" calcext:value-type="float">
            <text:p>2794.18</text:p>
          </table:table-cell>
          <table:table-cell office:value-type="float" office:value="2941.21" calcext:value-type="float">
            <text:p>2941.21</text:p>
          </table:table-cell>
          <table:table-cell office:value-type="float" office:value="2936.25" calcext:value-type="float">
            <text:p>2936.25</text:p>
          </table:table-cell>
          <table:table-cell office:value-type="float" office:value="2937.07" calcext:value-type="float">
            <text:p>2937.07</text:p>
          </table:table-cell>
          <table:table-cell office:value-type="float" office:value="2941.01" calcext:value-type="float">
            <text:p>2941.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237.9" calcext:value-type="float">
            <text:p>11237.9</text:p>
          </table:table-cell>
          <table:table-cell office:value-type="float" office:value="11295.3" calcext:value-type="float">
            <text:p>11295.3</text:p>
          </table:table-cell>
          <table:table-cell office:value-type="float" office:value="11308.3" calcext:value-type="float">
            <text:p>11308.3</text:p>
          </table:table-cell>
          <table:table-cell office:value-type="float" office:value="11369.8" calcext:value-type="float">
            <text:p>11369.8</text:p>
          </table:table-cell>
          <table:table-cell office:value-type="float" office:value="11323.3" calcext:value-type="float">
            <text:p>11323.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8277.7" calcext:value-type="float">
            <text:p>48277.7</text:p>
          </table:table-cell>
          <table:table-cell office:value-type="float" office:value="45296.5" calcext:value-type="float">
            <text:p>45296.5</text:p>
          </table:table-cell>
          <table:table-cell office:value-type="float" office:value="51064.7" calcext:value-type="float">
            <text:p>51064.7</text:p>
          </table:table-cell>
          <table:table-cell office:value-type="float" office:value="50096.5" calcext:value-type="float">
            <text:p>50096.5</text:p>
          </table:table-cell>
          <table:table-cell office:value-type="float" office:value="46687.6" calcext:value-type="float">
            <text:p>46687.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91305.9" calcext:value-type="float">
            <text:p>91305.9</text:p>
          </table:table-cell>
          <table:table-cell office:value-type="float" office:value="80124.1" calcext:value-type="float">
            <text:p>80124.1</text:p>
          </table:table-cell>
          <table:table-cell office:value-type="float" office:value="93304.9" calcext:value-type="float">
            <text:p>93304.9</text:p>
          </table:table-cell>
          <table:table-cell office:value-type="float" office:value="80285.8" calcext:value-type="float">
            <text:p>80285.8</text:p>
          </table:table-cell>
          <table:table-cell office:value-type="float" office:value="89423.1" calcext:value-type="float">
            <text:p>89423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296" calcext:value-type="float">
            <text:p>120296</text:p>
          </table:table-cell>
          <table:table-cell office:value-type="float" office:value="118654" calcext:value-type="float">
            <text:p>118654</text:p>
          </table:table-cell>
          <table:table-cell office:value-type="float" office:value="119461" calcext:value-type="float">
            <text:p>119461</text:p>
          </table:table-cell>
          <table:table-cell office:value-type="float" office:value="124075" calcext:value-type="float">
            <text:p>124075</text:p>
          </table:table-cell>
          <table:table-cell office:value-type="float" office:value="110631" calcext:value-type="float">
            <text:p>11063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9201" calcext:value-type="float">
            <text:p>149201</text:p>
          </table:table-cell>
          <table:table-cell office:value-type="float" office:value="145078" calcext:value-type="float">
            <text:p>145078</text:p>
          </table:table-cell>
          <table:table-cell office:value-type="float" office:value="143981" calcext:value-type="float">
            <text:p>143981</text:p>
          </table:table-cell>
          <table:table-cell office:value-type="float" office:value="152514" calcext:value-type="float">
            <text:p>152514</text:p>
          </table:table-cell>
          <table:table-cell office:value-type="float" office:value="150226" calcext:value-type="float">
            <text:p>1502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84800" calcext:value-type="float">
            <text:p>184800</text:p>
          </table:table-cell>
          <table:table-cell office:value-type="float" office:value="176404" calcext:value-type="float">
            <text:p>176404</text:p>
          </table:table-cell>
          <table:table-cell office:value-type="float" office:value="180477" calcext:value-type="float">
            <text:p>180477</text:p>
          </table:table-cell>
          <table:table-cell office:value-type="float" office:value="183006" calcext:value-type="float">
            <text:p>183006</text:p>
          </table:table-cell>
          <table:table-cell office:value-type="float" office:value="177807" calcext:value-type="float">
            <text:p>177807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99146" calcext:value-type="float">
            <text:p>2.99146</text:p>
          </table:table-cell>
          <table:table-cell office:value-type="float" office:value="3.01875" calcext:value-type="float">
            <text:p>3.01875</text:p>
          </table:table-cell>
          <table:table-cell office:value-type="float" office:value="3.08045" calcext:value-type="float">
            <text:p>3.08045</text:p>
          </table:table-cell>
          <table:table-cell office:value-type="float" office:value="3.04339" calcext:value-type="float">
            <text:p>3.04339</text:p>
          </table:table-cell>
          <table:table-cell office:value-type="float" office:value="3.08794" calcext:value-type="float">
            <text:p>3.08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1325" calcext:value-type="float">
            <text:p>6.61325</text:p>
          </table:table-cell>
          <table:table-cell office:value-type="float" office:value="5.57555" calcext:value-type="float">
            <text:p>5.57555</text:p>
          </table:table-cell>
          <table:table-cell office:value-type="float" office:value="5.78147" calcext:value-type="float">
            <text:p>5.78147</text:p>
          </table:table-cell>
          <table:table-cell office:value-type="float" office:value="5.51526" calcext:value-type="float">
            <text:p>5.51526</text:p>
          </table:table-cell>
          <table:table-cell office:value-type="float" office:value="5.70054" calcext:value-type="float">
            <text:p>5.70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11373" calcext:value-type="float">
            <text:p>9.11373</text:p>
          </table:table-cell>
          <table:table-cell office:value-type="float" office:value="9.35344" calcext:value-type="float">
            <text:p>9.35344</text:p>
          </table:table-cell>
          <table:table-cell office:value-type="float" office:value="9.09782" calcext:value-type="float">
            <text:p>9.09782</text:p>
          </table:table-cell>
          <table:table-cell office:value-type="float" office:value="10.4592" calcext:value-type="float">
            <text:p>10.4592</text:p>
          </table:table-cell>
          <table:table-cell office:value-type="float" office:value="8.40189" calcext:value-type="float">
            <text:p>8.401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5737" calcext:value-type="float">
            <text:p>11.5737</text:p>
          </table:table-cell>
          <table:table-cell office:value-type="float" office:value="11.3046" calcext:value-type="float">
            <text:p>11.3046</text:p>
          </table:table-cell>
          <table:table-cell office:value-type="float" office:value="11.8108" calcext:value-type="float">
            <text:p>11.8108</text:p>
          </table:table-cell>
          <table:table-cell office:value-type="float" office:value="11.8292" calcext:value-type="float">
            <text:p>11.8292</text:p>
          </table:table-cell>
          <table:table-cell office:value-type="float" office:value="12.4889" calcext:value-type="float">
            <text:p>12.4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3765" calcext:value-type="float">
            <text:p>14.3765</text:p>
          </table:table-cell>
          <table:table-cell office:value-type="float" office:value="13.8132" calcext:value-type="float">
            <text:p>13.8132</text:p>
          </table:table-cell>
          <table:table-cell office:value-type="float" office:value="15.3249" calcext:value-type="float">
            <text:p>15.3249</text:p>
          </table:table-cell>
          <table:table-cell office:value-type="float" office:value="13.9666" calcext:value-type="float">
            <text:p>13.9666</text:p>
          </table:table-cell>
          <table:table-cell office:value-type="float" office:value="14.7292" calcext:value-type="float">
            <text:p>14.7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7267" calcext:value-type="float">
            <text:p>16.7267</text:p>
          </table:table-cell>
          <table:table-cell office:value-type="float" office:value="15.9687" calcext:value-type="float">
            <text:p>15.9687</text:p>
          </table:table-cell>
          <table:table-cell office:value-type="float" office:value="14.7435" calcext:value-type="float">
            <text:p>14.7435</text:p>
          </table:table-cell>
          <table:table-cell office:value-type="float" office:value="15.9931" calcext:value-type="float">
            <text:p>15.9931</text:p>
          </table:table-cell>
          <table:table-cell office:value-type="float" office:value="15.5369" calcext:value-type="float">
            <text:p>15.53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3422" calcext:value-type="float">
            <text:p>20.3422</text:p>
          </table:table-cell>
          <table:table-cell office:value-type="float" office:value="17.4276" calcext:value-type="float">
            <text:p>17.4276</text:p>
          </table:table-cell>
          <table:table-cell office:value-type="float" office:value="18.3091" calcext:value-type="float">
            <text:p>18.3091</text:p>
          </table:table-cell>
          <table:table-cell office:value-type="float" office:value="18.0839" calcext:value-type="float">
            <text:p>18.0839</text:p>
          </table:table-cell>
          <table:table-cell office:value-type="float" office:value="17.7874" calcext:value-type="float">
            <text:p>17.78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.9149" calcext:value-type="float">
            <text:p>18.9149</text:p>
          </table:table-cell>
          <table:table-cell office:value-type="float" office:value="22.7756" calcext:value-type="float">
            <text:p>22.7756</text:p>
          </table:table-cell>
          <table:table-cell office:value-type="float" office:value="19.5673" calcext:value-type="float">
            <text:p>19.5673</text:p>
          </table:table-cell>
          <table:table-cell office:value-type="float" office:value="20.6188" calcext:value-type="float">
            <text:p>20.6188</text:p>
          </table:table-cell>
          <table:table-cell office:value-type="float" office:value="19.9908" calcext:value-type="float">
            <text:p>19.99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.1795" calcext:value-type="float">
            <text:p>21.1795</text:p>
          </table:table-cell>
          <table:table-cell office:value-type="float" office:value="21.321" calcext:value-type="float">
            <text:p>21.321</text:p>
          </table:table-cell>
          <table:table-cell office:value-type="float" office:value="23.2998" calcext:value-type="float">
            <text:p>23.2998</text:p>
          </table:table-cell>
          <table:table-cell office:value-type="float" office:value="21.5695" calcext:value-type="float">
            <text:p>21.5695</text:p>
          </table:table-cell>
          <table:table-cell office:value-type="float" office:value="21.8112" calcext:value-type="float">
            <text:p>21.81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3.9359" calcext:value-type="float">
            <text:p>23.9359</text:p>
          </table:table-cell>
          <table:table-cell office:value-type="float" office:value="24.3016" calcext:value-type="float">
            <text:p>24.3016</text:p>
          </table:table-cell>
          <table:table-cell office:value-type="float" office:value="23.5591" calcext:value-type="float">
            <text:p>23.5591</text:p>
          </table:table-cell>
          <table:table-cell office:value-type="float" office:value="25.1222" calcext:value-type="float">
            <text:p>25.1222</text:p>
          </table:table-cell>
          <table:table-cell office:value-type="float" office:value="26.2667" calcext:value-type="float">
            <text:p>26.2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6717" calcext:value-type="float">
            <text:p>29.6717</text:p>
          </table:table-cell>
          <table:table-cell office:value-type="float" office:value="27.1503" calcext:value-type="float">
            <text:p>27.1503</text:p>
          </table:table-cell>
          <table:table-cell office:value-type="float" office:value="26.8349" calcext:value-type="float">
            <text:p>26.8349</text:p>
          </table:table-cell>
          <table:table-cell office:value-type="float" office:value="28.7374" calcext:value-type="float">
            <text:p>28.7374</text:p>
          </table:table-cell>
          <table:table-cell office:value-type="float" office:value="27.138" calcext:value-type="float">
            <text:p>27.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1.627" calcext:value-type="float">
            <text:p>31.627</text:p>
          </table:table-cell>
          <table:table-cell office:value-type="float" office:value="30.5677" calcext:value-type="float">
            <text:p>30.5677</text:p>
          </table:table-cell>
          <table:table-cell office:value-type="float" office:value="30.669" calcext:value-type="float">
            <text:p>30.669</text:p>
          </table:table-cell>
          <table:table-cell office:value-type="float" office:value="36.2732" calcext:value-type="float">
            <text:p>36.2732</text:p>
          </table:table-cell>
          <table:table-cell office:value-type="float" office:value="30.7071" calcext:value-type="float">
            <text:p>30.70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5417" calcext:value-type="float">
            <text:p>34.5417</text:p>
          </table:table-cell>
          <table:table-cell office:value-type="float" office:value="37.2797" calcext:value-type="float">
            <text:p>37.2797</text:p>
          </table:table-cell>
          <table:table-cell office:value-type="float" office:value="33.6524" calcext:value-type="float">
            <text:p>33.6524</text:p>
          </table:table-cell>
          <table:table-cell office:value-type="float" office:value="35.0188" calcext:value-type="float">
            <text:p>35.0188</text:p>
          </table:table-cell>
          <table:table-cell office:value-type="float" office:value="44.7701" calcext:value-type="float">
            <text:p>44.77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1.016" calcext:value-type="float">
            <text:p>41.016</text:p>
          </table:table-cell>
          <table:table-cell office:value-type="float" office:value="38.0356" calcext:value-type="float">
            <text:p>38.0356</text:p>
          </table:table-cell>
          <table:table-cell office:value-type="float" office:value="37.7812" calcext:value-type="float">
            <text:p>37.7812</text:p>
          </table:table-cell>
          <table:table-cell office:value-type="float" office:value="37.4278" calcext:value-type="float">
            <text:p>37.4278</text:p>
          </table:table-cell>
          <table:table-cell office:value-type="float" office:value="37.673" calcext:value-type="float">
            <text:p>37.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6268" calcext:value-type="float">
            <text:p>40.6268</text:p>
          </table:table-cell>
          <table:table-cell office:value-type="float" office:value="41.3136" calcext:value-type="float">
            <text:p>41.3136</text:p>
          </table:table-cell>
          <table:table-cell office:value-type="float" office:value="40.7532" calcext:value-type="float">
            <text:p>40.7532</text:p>
          </table:table-cell>
          <table:table-cell office:value-type="float" office:value="41.4636" calcext:value-type="float">
            <text:p>41.4636</text:p>
          </table:table-cell>
          <table:table-cell office:value-type="float" office:value="41.6103" calcext:value-type="float">
            <text:p>41.61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4.0542" calcext:value-type="float">
            <text:p>44.0542</text:p>
          </table:table-cell>
          <table:table-cell office:value-type="float" office:value="43.5794" calcext:value-type="float">
            <text:p>43.5794</text:p>
          </table:table-cell>
          <table:table-cell office:value-type="float" office:value="44.3772" calcext:value-type="float">
            <text:p>44.3772</text:p>
          </table:table-cell>
          <table:table-cell office:value-type="float" office:value="44.2698" calcext:value-type="float">
            <text:p>44.2698</text:p>
          </table:table-cell>
          <table:table-cell office:value-type="float" office:value="44.2124" calcext:value-type="float">
            <text:p>44.21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2.3042" calcext:value-type="float">
            <text:p>52.3042</text:p>
          </table:table-cell>
          <table:table-cell office:value-type="float" office:value="47.8775" calcext:value-type="float">
            <text:p>47.8775</text:p>
          </table:table-cell>
          <table:table-cell office:value-type="float" office:value="47.4399" calcext:value-type="float">
            <text:p>47.4399</text:p>
          </table:table-cell>
          <table:table-cell office:value-type="float" office:value="47.5847" calcext:value-type="float">
            <text:p>47.5847</text:p>
          </table:table-cell>
          <table:table-cell office:value-type="float" office:value="50.1105" calcext:value-type="float">
            <text:p>50.1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7849" calcext:value-type="float">
            <text:p>50.7849</text:p>
          </table:table-cell>
          <table:table-cell office:value-type="float" office:value="50.7496" calcext:value-type="float">
            <text:p>50.7496</text:p>
          </table:table-cell>
          <table:table-cell office:value-type="float" office:value="51.3251" calcext:value-type="float">
            <text:p>51.3251</text:p>
          </table:table-cell>
          <table:table-cell office:value-type="float" office:value="51.61" calcext:value-type="float">
            <text:p>51.61</text:p>
          </table:table-cell>
          <table:table-cell office:value-type="float" office:value="52.1467" calcext:value-type="float">
            <text:p>52.1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4.4229" calcext:value-type="float">
            <text:p>54.4229</text:p>
          </table:table-cell>
          <table:table-cell office:value-type="float" office:value="54.504" calcext:value-type="float">
            <text:p>54.504</text:p>
          </table:table-cell>
          <table:table-cell office:value-type="float" office:value="57.9612" calcext:value-type="float">
            <text:p>57.9612</text:p>
          </table:table-cell>
          <table:table-cell office:value-type="float" office:value="54.6181" calcext:value-type="float">
            <text:p>54.6181</text:p>
          </table:table-cell>
          <table:table-cell office:value-type="float" office:value="53.4804" calcext:value-type="float">
            <text:p>53.48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2169" calcext:value-type="float">
            <text:p>57.2169</text:p>
          </table:table-cell>
          <table:table-cell office:value-type="float" office:value="59.0638" calcext:value-type="float">
            <text:p>59.0638</text:p>
          </table:table-cell>
          <table:table-cell office:value-type="float" office:value="57.76" calcext:value-type="float">
            <text:p>57.76</text:p>
          </table:table-cell>
          <table:table-cell office:value-type="float" office:value="57.2102" calcext:value-type="float">
            <text:p>57.2102</text:p>
          </table:table-cell>
          <table:table-cell office:value-type="float" office:value="57.4712" calcext:value-type="float">
            <text:p>57.4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6825" calcext:value-type="float">
            <text:p>23.6825</text:p>
          </table:table-cell>
          <table:table-cell office:value-type="float" office:value="22.7076" calcext:value-type="float">
            <text:p>22.7076</text:p>
          </table:table-cell>
          <table:table-cell office:value-type="float" office:value="24.9119" calcext:value-type="float">
            <text:p>24.9119</text:p>
          </table:table-cell>
          <table:table-cell office:value-type="float" office:value="23.5757" calcext:value-type="float">
            <text:p>23.5757</text:p>
          </table:table-cell>
          <table:table-cell office:value-type="float" office:value="23.1161" calcext:value-type="float">
            <text:p>23.11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6004" calcext:value-type="float">
            <text:p>42.6004</text:p>
          </table:table-cell>
          <table:table-cell office:value-type="float" office:value="45.4513" calcext:value-type="float">
            <text:p>45.4513</text:p>
          </table:table-cell>
          <table:table-cell office:value-type="float" office:value="42.588" calcext:value-type="float">
            <text:p>42.588</text:p>
          </table:table-cell>
          <table:table-cell office:value-type="float" office:value="43.4169" calcext:value-type="float">
            <text:p>43.4169</text:p>
          </table:table-cell>
          <table:table-cell office:value-type="float" office:value="42.5308" calcext:value-type="float">
            <text:p>42.53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7397" calcext:value-type="float">
            <text:p>60.7397</text:p>
          </table:table-cell>
          <table:table-cell office:value-type="float" office:value="62.4218" calcext:value-type="float">
            <text:p>62.4218</text:p>
          </table:table-cell>
          <table:table-cell office:value-type="float" office:value="61.3047" calcext:value-type="float">
            <text:p>61.3047</text:p>
          </table:table-cell>
          <table:table-cell office:value-type="float" office:value="63.778" calcext:value-type="float">
            <text:p>63.778</text:p>
          </table:table-cell>
          <table:table-cell office:value-type="float" office:value="65.8883" calcext:value-type="float">
            <text:p>65.88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1.3049" calcext:value-type="float">
            <text:p>81.3049</text:p>
          </table:table-cell>
          <table:table-cell office:value-type="float" office:value="80.5929" calcext:value-type="float">
            <text:p>80.5929</text:p>
          </table:table-cell>
          <table:table-cell office:value-type="float" office:value="80.43" calcext:value-type="float">
            <text:p>80.43</text:p>
          </table:table-cell>
          <table:table-cell office:value-type="float" office:value="80.3862" calcext:value-type="float">
            <text:p>80.3862</text:p>
          </table:table-cell>
          <table:table-cell office:value-type="float" office:value="81.1604" calcext:value-type="float">
            <text:p>81.16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8.9089" calcext:value-type="float">
            <text:p>98.9089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98.4308" calcext:value-type="float">
            <text:p>98.4308</text:p>
          </table:table-cell>
          <table:table-cell office:value-type="float" office:value="99.4328" calcext:value-type="float">
            <text:p>99.4328</text:p>
          </table:table-cell>
          <table:table-cell office:value-type="float" office:value="100.172" calcext:value-type="float">
            <text:p>100.1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415" calcext:value-type="float">
            <text:p>118.415</text:p>
          </table:table-cell>
          <table:table-cell office:value-type="float" office:value="117.928" calcext:value-type="float">
            <text:p>117.928</text:p>
          </table:table-cell>
          <table:table-cell office:value-type="float" office:value="118.343" calcext:value-type="float">
            <text:p>118.343</text:p>
          </table:table-cell>
          <table:table-cell office:value-type="float" office:value="118.571" calcext:value-type="float">
            <text:p>118.571</text:p>
          </table:table-cell>
          <table:table-cell office:value-type="float" office:value="118.112" calcext:value-type="float">
            <text:p>118.1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9.722" calcext:value-type="float">
            <text:p>139.722</text:p>
          </table:table-cell>
          <table:table-cell office:value-type="float" office:value="139.077" calcext:value-type="float">
            <text:p>139.077</text:p>
          </table:table-cell>
          <table:table-cell office:value-type="float" office:value="137.957" calcext:value-type="float">
            <text:p>137.957</text:p>
          </table:table-cell>
          <table:table-cell office:value-type="float" office:value="137.168" calcext:value-type="float">
            <text:p>137.168</text:p>
          </table:table-cell>
          <table:table-cell office:value-type="float" office:value="138.791" calcext:value-type="float">
            <text:p>138.7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6.255" calcext:value-type="float">
            <text:p>156.255</text:p>
          </table:table-cell>
          <table:table-cell office:value-type="float" office:value="155.852" calcext:value-type="float">
            <text:p>155.852</text:p>
          </table:table-cell>
          <table:table-cell office:value-type="float" office:value="156.788" calcext:value-type="float">
            <text:p>156.788</text:p>
          </table:table-cell>
          <table:table-cell office:value-type="float" office:value="157.526" calcext:value-type="float">
            <text:p>157.526</text:p>
          </table:table-cell>
          <table:table-cell office:value-type="float" office:value="158.224" calcext:value-type="float">
            <text:p>158.2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8.901" calcext:value-type="float">
            <text:p>178.901</text:p>
          </table:table-cell>
          <table:table-cell office:value-type="float" office:value="174.543" calcext:value-type="float">
            <text:p>174.543</text:p>
          </table:table-cell>
          <table:table-cell office:value-type="float" office:value="177.446" calcext:value-type="float">
            <text:p>177.446</text:p>
          </table:table-cell>
          <table:table-cell office:value-type="float" office:value="176.384" calcext:value-type="float">
            <text:p>176.384</text:p>
          </table:table-cell>
          <table:table-cell office:value-type="float" office:value="174.387" calcext:value-type="float">
            <text:p>174.38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6.291" calcext:value-type="float">
            <text:p>196.291</text:p>
          </table:table-cell>
          <table:table-cell office:value-type="float" office:value="199.344" calcext:value-type="float">
            <text:p>199.344</text:p>
          </table:table-cell>
          <table:table-cell office:value-type="float" office:value="199.289" calcext:value-type="float">
            <text:p>199.289</text:p>
          </table:table-cell>
          <table:table-cell office:value-type="float" office:value="198.221" calcext:value-type="float">
            <text:p>198.221</text:p>
          </table:table-cell>
          <table:table-cell office:value-type="float" office:value="196.372" calcext:value-type="float">
            <text:p>196.3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4.044" calcext:value-type="float">
            <text:p>234.044</text:p>
          </table:table-cell>
          <table:table-cell office:value-type="float" office:value="236.055" calcext:value-type="float">
            <text:p>236.055</text:p>
          </table:table-cell>
          <table:table-cell office:value-type="float" office:value="232.559" calcext:value-type="float">
            <text:p>232.559</text:p>
          </table:table-cell>
          <table:table-cell office:value-type="float" office:value="230.619" calcext:value-type="float">
            <text:p>230.619</text:p>
          </table:table-cell>
          <table:table-cell office:value-type="float" office:value="233.572" calcext:value-type="float">
            <text:p>233.5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6.796" calcext:value-type="float">
            <text:p>266.796</text:p>
          </table:table-cell>
          <table:table-cell office:value-type="float" office:value="268.53" calcext:value-type="float">
            <text:p>268.53</text:p>
          </table:table-cell>
          <table:table-cell office:value-type="float" office:value="270.127" calcext:value-type="float">
            <text:p>270.127</text:p>
          </table:table-cell>
          <table:table-cell office:value-type="float" office:value="268.818" calcext:value-type="float">
            <text:p>268.818</text:p>
          </table:table-cell>
          <table:table-cell office:value-type="float" office:value="266.786" calcext:value-type="float">
            <text:p>266.78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2.741" calcext:value-type="float">
            <text:p>302.741</text:p>
          </table:table-cell>
          <table:table-cell office:value-type="float" office:value="301.655" calcext:value-type="float">
            <text:p>301.655</text:p>
          </table:table-cell>
          <table:table-cell office:value-type="float" office:value="300.833" calcext:value-type="float">
            <text:p>300.833</text:p>
          </table:table-cell>
          <table:table-cell office:value-type="float" office:value="303.813" calcext:value-type="float">
            <text:p>303.813</text:p>
          </table:table-cell>
          <table:table-cell office:value-type="float" office:value="305.64" calcext:value-type="float">
            <text:p>305.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7.267" calcext:value-type="float">
            <text:p>337.267</text:p>
          </table:table-cell>
          <table:table-cell office:value-type="float" office:value="337.164" calcext:value-type="float">
            <text:p>337.164</text:p>
          </table:table-cell>
          <table:table-cell office:value-type="float" office:value="334.742" calcext:value-type="float">
            <text:p>334.742</text:p>
          </table:table-cell>
          <table:table-cell office:value-type="float" office:value="337.089" calcext:value-type="float">
            <text:p>337.089</text:p>
          </table:table-cell>
          <table:table-cell office:value-type="float" office:value="335.833" calcext:value-type="float">
            <text:p>335.83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2.49" calcext:value-type="float">
            <text:p>372.49</text:p>
          </table:table-cell>
          <table:table-cell office:value-type="float" office:value="371.284" calcext:value-type="float">
            <text:p>371.284</text:p>
          </table:table-cell>
          <table:table-cell office:value-type="float" office:value="371.378" calcext:value-type="float">
            <text:p>371.378</text:p>
          </table:table-cell>
          <table:table-cell office:value-type="float" office:value="375.937" calcext:value-type="float">
            <text:p>375.937</text:p>
          </table:table-cell>
          <table:table-cell office:value-type="float" office:value="373.945" calcext:value-type="float">
            <text:p>373.9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6.277" calcext:value-type="float">
            <text:p>406.277</text:p>
          </table:table-cell>
          <table:table-cell office:value-type="float" office:value="406.92" calcext:value-type="float">
            <text:p>406.92</text:p>
          </table:table-cell>
          <table:table-cell office:value-type="float" office:value="403.913" calcext:value-type="float">
            <text:p>403.913</text:p>
          </table:table-cell>
          <table:table-cell office:value-type="float" office:value="402.076" calcext:value-type="float">
            <text:p>402.076</text:p>
          </table:table-cell>
          <table:table-cell office:value-type="float" office:value="411.142" calcext:value-type="float">
            <text:p>411.1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6.675" calcext:value-type="float">
            <text:p>436.675</text:p>
          </table:table-cell>
          <table:table-cell office:value-type="float" office:value="439.589" calcext:value-type="float">
            <text:p>439.589</text:p>
          </table:table-cell>
          <table:table-cell office:value-type="float" office:value="440.906" calcext:value-type="float">
            <text:p>440.906</text:p>
          </table:table-cell>
          <table:table-cell office:value-type="float" office:value="438.135" calcext:value-type="float">
            <text:p>438.135</text:p>
          </table:table-cell>
          <table:table-cell office:value-type="float" office:value="435.783" calcext:value-type="float">
            <text:p>435.7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0.254" calcext:value-type="float">
            <text:p>470.254</text:p>
          </table:table-cell>
          <table:table-cell office:value-type="float" office:value="472.716" calcext:value-type="float">
            <text:p>472.716</text:p>
          </table:table-cell>
          <table:table-cell office:value-type="float" office:value="470.094" calcext:value-type="float">
            <text:p>470.094</text:p>
          </table:table-cell>
          <table:table-cell office:value-type="float" office:value="467.4" calcext:value-type="float">
            <text:p>467.4</text:p>
          </table:table-cell>
          <table:table-cell office:value-type="float" office:value="473.281" calcext:value-type="float">
            <text:p>473.2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6.144" calcext:value-type="float">
            <text:p>506.144</text:p>
          </table:table-cell>
          <table:table-cell office:value-type="float" office:value="510.697" calcext:value-type="float">
            <text:p>510.697</text:p>
          </table:table-cell>
          <table:table-cell office:value-type="float" office:value="503.437" calcext:value-type="float">
            <text:p>503.437</text:p>
          </table:table-cell>
          <table:table-cell office:value-type="float" office:value="513.635" calcext:value-type="float">
            <text:p>513.635</text:p>
          </table:table-cell>
          <table:table-cell office:value-type="float" office:value="502.638" calcext:value-type="float">
            <text:p>502.6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42.757" calcext:value-type="float">
            <text:p>542.757</text:p>
          </table:table-cell>
          <table:table-cell office:value-type="float" office:value="540.377" calcext:value-type="float">
            <text:p>540.377</text:p>
          </table:table-cell>
          <table:table-cell office:value-type="float" office:value="544.221" calcext:value-type="float">
            <text:p>544.221</text:p>
          </table:table-cell>
          <table:table-cell office:value-type="float" office:value="546.46" calcext:value-type="float">
            <text:p>546.46</text:p>
          </table:table-cell>
          <table:table-cell office:value-type="float" office:value="541.961" calcext:value-type="float">
            <text:p>541.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3:40:58.73401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10T13:49:24.724975391</dc:date>
    <meta:editing-duration>PT53M4S</meta:editing-duration>
    <meta:editing-cycles>96</meta:editing-cycles>
    <meta:document-statistic meta:table-count="9" meta:cell-count="6424" meta:object-count="0"/>
  </office:meta>
</office:document-meta>
</file>